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19.1pt" svg:height="405.84pt" svg:x="145.96pt" svg:y="3pt">
            <loext:p draw:notify-on-update-of-ranges="Sheet1.A1:Sheet1.A311 Sheet1.B1:Sheet1.B3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float" office:value="0.001363" calcext:value-type="float">
            <text:p>0.001363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office:value-type="float" office:value="-0.008177" calcext:value-type="float">
            <text:p>-0.008177</text:p>
          </table:table-cell>
          <table:table-cell office:value-type="float" office:value="0.000186" calcext:value-type="float">
            <text:p>0.000186</text:p>
          </table:table-cell>
        </table:table-row>
        <table:table-row table:style-name="ro1">
          <table:table-cell office:value-type="float" office:value="-0.034069" calcext:value-type="float">
            <text:p>-0.034069</text:p>
          </table:table-cell>
          <table:table-cell office:value-type="float" office:value="-0.001673" calcext:value-type="float">
            <text:p>-0.001673</text:p>
          </table:table-cell>
        </table:table-row>
        <table:table-row table:style-name="ro1">
          <table:table-cell office:value-type="float" office:value="-0.06405" calcext:value-type="float">
            <text:p>-0.06405</text:p>
          </table:table-cell>
          <table:table-cell office:value-type="float" office:value="-0.019088" calcext:value-type="float">
            <text:p>-0.019088</text:p>
          </table:table-cell>
        </table:table-row>
        <table:table-row table:style-name="ro1">
          <table:table-cell office:value-type="float" office:value="-0.10357" calcext:value-type="float">
            <text:p>-0.10357</text:p>
          </table:table-cell>
          <table:table-cell office:value-type="float" office:value="-0.047179" calcext:value-type="float">
            <text:p>-0.047179</text:p>
          </table:table-cell>
        </table:table-row>
        <table:table-row table:style-name="ro1">
          <table:table-cell office:value-type="float" office:value="-0.151266" calcext:value-type="float">
            <text:p>-0.151266</text:p>
          </table:table-cell>
          <table:table-cell office:value-type="float" office:value="-0.079039" calcext:value-type="float">
            <text:p>-0.079039</text:p>
          </table:table-cell>
        </table:table-row>
        <table:table-row table:style-name="ro1">
          <table:table-cell office:value-type="float" office:value="-0.200326" calcext:value-type="float">
            <text:p>-0.200326</text:p>
          </table:table-cell>
          <table:table-cell office:value-type="float" office:value="-0.114765" calcext:value-type="float">
            <text:p>-0.114765</text:p>
          </table:table-cell>
        </table:table-row>
        <table:table-row table:style-name="ro1">
          <table:table-cell office:value-type="float" office:value="-0.253473" calcext:value-type="float">
            <text:p>-0.253473</text:p>
          </table:table-cell>
          <table:table-cell office:value-type="float" office:value="-0.153707" calcext:value-type="float">
            <text:p>-0.153707</text:p>
          </table:table-cell>
        </table:table-row>
        <table:table-row table:style-name="ro1">
          <table:table-cell office:value-type="float" office:value="-0.302532" calcext:value-type="float">
            <text:p>-0.302532</text:p>
          </table:table-cell>
          <table:table-cell office:value-type="float" office:value="-0.190889" calcext:value-type="float">
            <text:p>-0.190889</text:p>
          </table:table-cell>
        </table:table-row>
        <table:table-row table:style-name="ro1">
          <table:table-cell office:value-type="float" office:value="-0.348866" calcext:value-type="float">
            <text:p>-0.348866</text:p>
          </table:table-cell>
          <table:table-cell office:value-type="float" office:value="-0.223887" calcext:value-type="float">
            <text:p>-0.223887</text:p>
          </table:table-cell>
        </table:table-row>
        <table:table-row table:style-name="ro1">
          <table:table-cell office:value-type="float" office:value="-0.393837" calcext:value-type="float">
            <text:p>-0.393837</text:p>
          </table:table-cell>
          <table:table-cell office:value-type="float" office:value="-0.249241" calcext:value-type="float">
            <text:p>-0.249241</text:p>
          </table:table-cell>
        </table:table-row>
        <table:table-row table:style-name="ro1">
          <table:table-cell office:value-type="float" office:value="-0.430632" calcext:value-type="float">
            <text:p>-0.430632</text:p>
          </table:table-cell>
          <table:table-cell office:value-type="float" office:value="-0.268707" calcext:value-type="float">
            <text:p>-0.268707</text:p>
          </table:table-cell>
        </table:table-row>
        <table:table-row table:style-name="ro1">
          <table:table-cell office:value-type="float" office:value="-0.460612" calcext:value-type="float">
            <text:p>-0.460612</text:p>
          </table:table-cell>
          <table:table-cell office:value-type="float" office:value="-0.283971" calcext:value-type="float">
            <text:p>-0.283971</text:p>
          </table:table-cell>
        </table:table-row>
        <table:table-row table:style-name="ro1">
          <table:table-cell office:value-type="float" office:value="-0.490593" calcext:value-type="float">
            <text:p>-0.490593</text:p>
          </table:table-cell>
          <table:table-cell office:value-type="float" office:value="-0.290463" calcext:value-type="float">
            <text:p>-0.290463</text:p>
          </table:table-cell>
        </table:table-row>
        <table:table-row table:style-name="ro1">
          <table:table-cell office:value-type="float" office:value="-0.519211" calcext:value-type="float">
            <text:p>-0.519211</text:p>
          </table:table-cell>
          <table:table-cell office:value-type="float" office:value="-0.292744" calcext:value-type="float">
            <text:p>-0.292744</text:p>
          </table:table-cell>
        </table:table-row>
        <table:table-row table:style-name="ro1">
          <table:table-cell office:value-type="float" office:value="-0.549192" calcext:value-type="float">
            <text:p>-0.549192</text:p>
          </table:table-cell>
          <table:table-cell office:value-type="float" office:value="-0.2973" calcext:value-type="float">
            <text:p>-0.2973</text:p>
          </table:table-cell>
        </table:table-row>
        <table:table-row table:style-name="ro1">
          <table:table-cell office:value-type="float" office:value="-0.587349" calcext:value-type="float">
            <text:p>-0.587349</text:p>
          </table:table-cell>
          <table:table-cell office:value-type="float" office:value="-0.309261" calcext:value-type="float">
            <text:p>-0.309261</text:p>
          </table:table-cell>
        </table:table-row>
        <table:table-row table:style-name="ro1">
          <table:table-cell office:value-type="float" office:value="-0.640496" calcext:value-type="float">
            <text:p>-0.640496</text:p>
          </table:table-cell>
          <table:table-cell office:value-type="float" office:value="-0.325918" calcext:value-type="float">
            <text:p>-0.325918</text:p>
          </table:table-cell>
        </table:table-row>
        <table:table-row table:style-name="ro1">
          <table:table-cell office:value-type="float" office:value="-0.704546" calcext:value-type="float">
            <text:p>-0.704546</text:p>
          </table:table-cell>
          <table:table-cell office:value-type="float" office:value="-0.346523" calcext:value-type="float">
            <text:p>-0.346523</text:p>
          </table:table-cell>
        </table:table-row>
        <table:table-row table:style-name="ro1">
          <table:table-cell office:value-type="float" office:value="-0.779498" calcext:value-type="float">
            <text:p>-0.779498</text:p>
          </table:table-cell>
          <table:table-cell office:value-type="float" office:value="-0.373727" calcext:value-type="float">
            <text:p>-0.373727</text:p>
          </table:table-cell>
        </table:table-row>
        <table:table-row table:style-name="ro1">
          <table:table-cell office:value-type="float" office:value="-0.858538" calcext:value-type="float">
            <text:p>-0.858538</text:p>
          </table:table-cell>
          <table:table-cell office:value-type="float" office:value="-0.406594" calcext:value-type="float">
            <text:p>-0.406594</text:p>
          </table:table-cell>
        </table:table-row>
        <table:table-row table:style-name="ro1">
          <table:table-cell office:value-type="float" office:value="-0.937578" calcext:value-type="float">
            <text:p>-0.937578</text:p>
          </table:table-cell>
          <table:table-cell office:value-type="float" office:value="-0.450823" calcext:value-type="float">
            <text:p>-0.450823</text:p>
          </table:table-cell>
        </table:table-row>
        <table:table-row table:style-name="ro1">
          <table:table-cell office:value-type="float" office:value="-1.008441" calcext:value-type="float">
            <text:p>-1.008441</text:p>
          </table:table-cell>
          <table:table-cell office:value-type="float" office:value="-0.505497" calcext:value-type="float">
            <text:p>-0.505497</text:p>
          </table:table-cell>
        </table:table-row>
        <table:table-row table:style-name="ro1">
          <table:table-cell office:value-type="float" office:value="-1.075217" calcext:value-type="float">
            <text:p>-1.075217</text:p>
          </table:table-cell>
          <table:table-cell office:value-type="float" office:value="-0.570906" calcext:value-type="float">
            <text:p>-0.570906</text:p>
          </table:table-cell>
        </table:table-row>
        <table:table-row table:style-name="ro1">
          <table:table-cell office:value-type="float" office:value="-1.139266" calcext:value-type="float">
            <text:p>-1.139266</text:p>
          </table:table-cell>
          <table:table-cell office:value-type="float" office:value="-0.641179" calcext:value-type="float">
            <text:p>-0.641179</text:p>
          </table:table-cell>
        </table:table-row>
        <table:table-row table:style-name="ro1">
          <table:table-cell office:value-type="float" office:value="-1.204679" calcext:value-type="float">
            <text:p>-1.204679</text:p>
          </table:table-cell>
          <table:table-cell office:value-type="float" office:value="-0.712722" calcext:value-type="float">
            <text:p>-0.712722</text:p>
          </table:table-cell>
        </table:table-row>
        <table:table-row table:style-name="ro1">
          <table:table-cell office:value-type="float" office:value="-1.268728" calcext:value-type="float">
            <text:p>-1.268728</text:p>
          </table:table-cell>
          <table:table-cell office:value-type="float" office:value="-0.780479" calcext:value-type="float">
            <text:p>-0.780479</text:p>
          </table:table-cell>
        </table:table-row>
        <table:table-row table:style-name="ro1">
          <table:table-cell office:value-type="float" office:value="-1.334141" calcext:value-type="float">
            <text:p>-1.334141</text:p>
          </table:table-cell>
          <table:table-cell office:value-type="float" office:value="-0.843688" calcext:value-type="float">
            <text:p>-0.843688</text:p>
          </table:table-cell>
        </table:table-row>
        <table:table-row table:style-name="ro1">
          <table:table-cell office:value-type="float" office:value="-1.399553" calcext:value-type="float">
            <text:p>-1.399553</text:p>
          </table:table-cell>
          <table:table-cell office:value-type="float" office:value="-0.900938" calcext:value-type="float">
            <text:p>-0.900938</text:p>
          </table:table-cell>
        </table:table-row>
        <table:table-row table:style-name="ro1">
          <table:table-cell office:value-type="float" office:value="-1.46224" calcext:value-type="float">
            <text:p>-1.46224</text:p>
          </table:table-cell>
          <table:table-cell office:value-type="float" office:value="-0.957213" calcext:value-type="float">
            <text:p>-0.957213</text:p>
          </table:table-cell>
        </table:table-row>
        <table:table-row table:style-name="ro1">
          <table:table-cell office:value-type="float" office:value="-1.526289" calcext:value-type="float">
            <text:p>-1.526289</text:p>
          </table:table-cell>
          <table:table-cell office:value-type="float" office:value="-1.014671" calcext:value-type="float">
            <text:p>-1.014671</text:p>
          </table:table-cell>
        </table:table-row>
        <table:table-row table:style-name="ro1">
          <table:table-cell office:value-type="float" office:value="-1.587614" calcext:value-type="float">
            <text:p>-1.587614</text:p>
          </table:table-cell>
          <table:table-cell office:value-type="float" office:value="-1.072147" calcext:value-type="float">
            <text:p>-1.072147</text:p>
          </table:table-cell>
        </table:table-row>
        <table:table-row table:style-name="ro1">
          <table:table-cell office:value-type="float" office:value="-1.650301" calcext:value-type="float">
            <text:p>-1.650301</text:p>
          </table:table-cell>
          <table:table-cell office:value-type="float" office:value="-1.128584" calcext:value-type="float">
            <text:p>-1.128584</text:p>
          </table:table-cell>
        </table:table-row>
        <table:table-row table:style-name="ro1">
          <table:table-cell office:value-type="float" office:value="-1.71435" calcext:value-type="float">
            <text:p>-1.71435</text:p>
          </table:table-cell>
          <table:table-cell office:value-type="float" office:value="-1.184783" calcext:value-type="float">
            <text:p>-1.184783</text:p>
          </table:table-cell>
        </table:table-row>
        <table:table-row table:style-name="ro1">
          <table:table-cell office:value-type="float" office:value="-1.772949" calcext:value-type="float">
            <text:p>-1.772949</text:p>
          </table:table-cell>
          <table:table-cell office:value-type="float" office:value="-1.241368" calcext:value-type="float">
            <text:p>-1.241368</text:p>
          </table:table-cell>
        </table:table-row>
        <table:table-row table:style-name="ro1">
          <table:table-cell office:value-type="float" office:value="-1.827459" calcext:value-type="float">
            <text:p>-1.827459</text:p>
          </table:table-cell>
          <table:table-cell office:value-type="float" office:value="-1.303828" calcext:value-type="float">
            <text:p>-1.303828</text:p>
          </table:table-cell>
        </table:table-row>
        <table:table-row table:style-name="ro1">
          <table:table-cell office:value-type="float" office:value="-1.890146" calcext:value-type="float">
            <text:p>-1.890146</text:p>
          </table:table-cell>
          <table:table-cell office:value-type="float" office:value="-1.360801" calcext:value-type="float">
            <text:p>-1.360801</text:p>
          </table:table-cell>
        </table:table-row>
        <table:table-row table:style-name="ro1">
          <table:table-cell office:value-type="float" office:value="-1.946019" calcext:value-type="float">
            <text:p>-1.946019</text:p>
          </table:table-cell>
          <table:table-cell office:value-type="float" office:value="-1.412986" calcext:value-type="float">
            <text:p>-1.412986</text:p>
          </table:table-cell>
        </table:table-row>
        <table:table-row table:style-name="ro1">
          <table:table-cell office:value-type="float" office:value="-2.00053" calcext:value-type="float">
            <text:p>-2.00053</text:p>
          </table:table-cell>
          <table:table-cell office:value-type="float" office:value="-1.464577" calcext:value-type="float">
            <text:p>-1.464577</text:p>
          </table:table-cell>
        </table:table-row>
        <table:table-row table:style-name="ro1">
          <table:table-cell office:value-type="float" office:value="-2.053677" calcext:value-type="float">
            <text:p>-2.053677</text:p>
          </table:table-cell>
          <table:table-cell office:value-type="float" office:value="-1.515975" calcext:value-type="float">
            <text:p>-1.515975</text:p>
          </table:table-cell>
        </table:table-row>
        <table:table-row table:style-name="ro1">
          <table:table-cell office:value-type="float" office:value="-2.105462" calcext:value-type="float">
            <text:p>-2.105462</text:p>
          </table:table-cell>
          <table:table-cell office:value-type="float" office:value="-1.566712" calcext:value-type="float">
            <text:p>-1.566712</text:p>
          </table:table-cell>
        </table:table-row>
        <table:table-row table:style-name="ro1">
          <table:table-cell office:value-type="float" office:value="-2.158609" calcext:value-type="float">
            <text:p>-2.158609</text:p>
          </table:table-cell>
          <table:table-cell office:value-type="float" office:value="-1.615018" calcext:value-type="float">
            <text:p>-1.615018</text:p>
          </table:table-cell>
        </table:table-row>
        <table:table-row table:style-name="ro1">
          <table:table-cell office:value-type="float" office:value="-2.214483" calcext:value-type="float">
            <text:p>-2.214483</text:p>
          </table:table-cell>
          <table:table-cell office:value-type="float" office:value="-1.663779" calcext:value-type="float">
            <text:p>-1.663779</text:p>
          </table:table-cell>
        </table:table-row>
        <table:table-row table:style-name="ro1">
          <table:table-cell office:value-type="float" office:value="-2.271719" calcext:value-type="float">
            <text:p>-2.271719</text:p>
          </table:table-cell>
          <table:table-cell office:value-type="float" office:value="-1.711829" calcext:value-type="float">
            <text:p>-1.711829</text:p>
          </table:table-cell>
        </table:table-row>
        <table:table-row table:style-name="ro1">
          <table:table-cell office:value-type="float" office:value="-2.326229" calcext:value-type="float">
            <text:p>-2.326229</text:p>
          </table:table-cell>
          <table:table-cell office:value-type="float" office:value="-1.759681" calcext:value-type="float">
            <text:p>-1.759681</text:p>
          </table:table-cell>
        </table:table-row>
        <table:table-row table:style-name="ro1">
          <table:table-cell office:value-type="float" office:value="-2.378014" calcext:value-type="float">
            <text:p>-2.378014</text:p>
          </table:table-cell>
          <table:table-cell office:value-type="float" office:value="-1.813282" calcext:value-type="float">
            <text:p>-1.813282</text:p>
          </table:table-cell>
        </table:table-row>
        <table:table-row table:style-name="ro1">
          <table:table-cell office:value-type="float" office:value="-2.429798" calcext:value-type="float">
            <text:p>-2.429798</text:p>
          </table:table-cell>
          <table:table-cell office:value-type="float" office:value="-1.868063" calcext:value-type="float">
            <text:p>-1.868063</text:p>
          </table:table-cell>
        </table:table-row>
        <table:table-row table:style-name="ro1">
          <table:table-cell office:value-type="float" office:value="-2.482946" calcext:value-type="float">
            <text:p>-2.482946</text:p>
          </table:table-cell>
          <table:table-cell office:value-type="float" office:value="-1.921476" calcext:value-type="float">
            <text:p>-1.921476</text:p>
          </table:table-cell>
        </table:table-row>
        <table:table-row table:style-name="ro1">
          <table:table-cell office:value-type="float" office:value="-2.540182" calcext:value-type="float">
            <text:p>-2.540182</text:p>
          </table:table-cell>
          <table:table-cell office:value-type="float" office:value="-1.968445" calcext:value-type="float">
            <text:p>-1.968445</text:p>
          </table:table-cell>
        </table:table-row>
        <table:table-row table:style-name="ro1">
          <table:table-cell office:value-type="float" office:value="-2.597418" calcext:value-type="float">
            <text:p>-2.597418</text:p>
          </table:table-cell>
          <table:table-cell office:value-type="float" office:value="-2.015495" calcext:value-type="float">
            <text:p>-2.015495</text:p>
          </table:table-cell>
        </table:table-row>
        <table:table-row table:style-name="ro1">
          <table:table-cell office:value-type="float" office:value="-2.654654" calcext:value-type="float">
            <text:p>-2.654654</text:p>
          </table:table-cell>
          <table:table-cell office:value-type="float" office:value="-2.064046" calcext:value-type="float">
            <text:p>-2.064046</text:p>
          </table:table-cell>
        </table:table-row>
        <table:table-row table:style-name="ro1">
          <table:table-cell office:value-type="float" office:value="-2.710527" calcext:value-type="float">
            <text:p>-2.710527</text:p>
          </table:table-cell>
          <table:table-cell office:value-type="float" office:value="-2.114706" calcext:value-type="float">
            <text:p>-2.114706</text:p>
          </table:table-cell>
        </table:table-row>
        <table:table-row table:style-name="ro1">
          <table:table-cell office:value-type="float" office:value="-2.7664" calcext:value-type="float">
            <text:p>-2.7664</text:p>
          </table:table-cell>
          <table:table-cell office:value-type="float" office:value="-2.16404" calcext:value-type="float">
            <text:p>-2.16404</text:p>
          </table:table-cell>
        </table:table-row>
        <table:table-row table:style-name="ro1">
          <table:table-cell office:value-type="float" office:value="-2.818185" calcext:value-type="float">
            <text:p>-2.818185</text:p>
          </table:table-cell>
          <table:table-cell office:value-type="float" office:value="-2.213535" calcext:value-type="float">
            <text:p>-2.213535</text:p>
          </table:table-cell>
        </table:table-row>
        <table:table-row table:style-name="ro1">
          <table:table-cell office:value-type="float" office:value="-2.868607" calcext:value-type="float">
            <text:p>-2.868607</text:p>
          </table:table-cell>
          <table:table-cell office:value-type="float" office:value="-2.266114" calcext:value-type="float">
            <text:p>-2.266114</text:p>
          </table:table-cell>
        </table:table-row>
        <table:table-row table:style-name="ro1">
          <table:table-cell office:value-type="float" office:value="-2.920392" calcext:value-type="float">
            <text:p>-2.920392</text:p>
          </table:table-cell>
          <table:table-cell office:value-type="float" office:value="-2.318787" calcext:value-type="float">
            <text:p>-2.318787</text:p>
          </table:table-cell>
        </table:table-row>
        <table:table-row table:style-name="ro1">
          <table:table-cell office:value-type="float" office:value="-2.974902" calcext:value-type="float">
            <text:p>-2.974902</text:p>
          </table:table-cell>
          <table:table-cell office:value-type="float" office:value="-2.366745" calcext:value-type="float">
            <text:p>-2.366745</text:p>
          </table:table-cell>
        </table:table-row>
        <table:table-row table:style-name="ro1">
          <table:table-cell office:value-type="float" office:value="-3.028049" calcext:value-type="float">
            <text:p>-3.028049</text:p>
          </table:table-cell>
          <table:table-cell office:value-type="float" office:value="-2.414149" calcext:value-type="float">
            <text:p>-2.414149</text:p>
          </table:table-cell>
        </table:table-row>
        <table:table-row table:style-name="ro1">
          <table:table-cell office:value-type="float" office:value="-3.08256" calcext:value-type="float">
            <text:p>-3.08256</text:p>
          </table:table-cell>
          <table:table-cell office:value-type="float" office:value="-2.462207" calcext:value-type="float">
            <text:p>-2.462207</text:p>
          </table:table-cell>
        </table:table-row>
        <table:table-row table:style-name="ro1">
          <table:table-cell office:value-type="float" office:value="-3.135707" calcext:value-type="float">
            <text:p>-3.135707</text:p>
          </table:table-cell>
          <table:table-cell office:value-type="float" office:value="-2.513346" calcext:value-type="float">
            <text:p>-2.513346</text:p>
          </table:table-cell>
        </table:table-row>
        <table:table-row table:style-name="ro1">
          <table:table-cell office:value-type="float" office:value="3.092968" calcext:value-type="float">
            <text:p>3.092968</text:p>
          </table:table-cell>
          <table:table-cell office:value-type="float" office:value="-2.563753" calcext:value-type="float">
            <text:p>-2.563753</text:p>
          </table:table-cell>
        </table:table-row>
        <table:table-row table:style-name="ro1">
          <table:table-cell office:value-type="float" office:value="3.038457" calcext:value-type="float">
            <text:p>3.038457</text:p>
          </table:table-cell>
          <table:table-cell office:value-type="float" office:value="-2.614837" calcext:value-type="float">
            <text:p>-2.614837</text:p>
          </table:table-cell>
        </table:table-row>
        <table:table-row table:style-name="ro1">
          <table:table-cell office:value-type="float" office:value="2.981221" calcext:value-type="float">
            <text:p>2.981221</text:p>
          </table:table-cell>
          <table:table-cell office:value-type="float" office:value="-2.66493" calcext:value-type="float">
            <text:p>-2.66493</text:p>
          </table:table-cell>
        </table:table-row>
        <table:table-row table:style-name="ro1">
          <table:table-cell office:value-type="float" office:value="2.925348" calcext:value-type="float">
            <text:p>2.925348</text:p>
          </table:table-cell>
          <table:table-cell office:value-type="float" office:value="-2.713128" calcext:value-type="float">
            <text:p>-2.713128</text:p>
          </table:table-cell>
        </table:table-row>
        <table:table-row table:style-name="ro1">
          <table:table-cell office:value-type="float" office:value="2.870838" calcext:value-type="float">
            <text:p>2.870838</text:p>
          </table:table-cell>
          <table:table-cell office:value-type="float" office:value="-2.761124" calcext:value-type="float">
            <text:p>-2.761124</text:p>
          </table:table-cell>
        </table:table-row>
        <table:table-row table:style-name="ro1">
          <table:table-cell office:value-type="float" office:value="2.821778" calcext:value-type="float">
            <text:p>2.821778</text:p>
          </table:table-cell>
          <table:table-cell office:value-type="float" office:value="-2.811279" calcext:value-type="float">
            <text:p>-2.811279</text:p>
          </table:table-cell>
        </table:table-row>
        <table:table-row table:style-name="ro1">
          <table:table-cell office:value-type="float" office:value="2.776807" calcext:value-type="float">
            <text:p>2.776807</text:p>
          </table:table-cell>
          <table:table-cell office:value-type="float" office:value="-2.864419" calcext:value-type="float">
            <text:p>-2.864419</text:p>
          </table:table-cell>
        </table:table-row>
        <table:table-row table:style-name="ro1">
          <table:table-cell office:value-type="float" office:value="2.726385" calcext:value-type="float">
            <text:p>2.726385</text:p>
          </table:table-cell>
          <table:table-cell office:value-type="float" office:value="-2.913796" calcext:value-type="float">
            <text:p>-2.913796</text:p>
          </table:table-cell>
        </table:table-row>
        <table:table-row table:style-name="ro1">
          <table:table-cell office:value-type="float" office:value="2.673238" calcext:value-type="float">
            <text:p>2.673238</text:p>
          </table:table-cell>
          <table:table-cell office:value-type="float" office:value="-2.958053" calcext:value-type="float">
            <text:p>-2.958053</text:p>
          </table:table-cell>
        </table:table-row>
        <table:table-row table:style-name="ro1">
          <table:table-cell office:value-type="float" office:value="2.618727" calcext:value-type="float">
            <text:p>2.618727</text:p>
          </table:table-cell>
          <table:table-cell office:value-type="float" office:value="-3.002497" calcext:value-type="float">
            <text:p>-3.002497</text:p>
          </table:table-cell>
        </table:table-row>
        <table:table-row table:style-name="ro1">
          <table:table-cell office:value-type="float" office:value="2.564217" calcext:value-type="float">
            <text:p>2.564217</text:p>
          </table:table-cell>
          <table:table-cell office:value-type="float" office:value="-3.050675" calcext:value-type="float">
            <text:p>-3.050675</text:p>
          </table:table-cell>
        </table:table-row>
        <table:table-row table:style-name="ro1">
          <table:table-cell office:value-type="float" office:value="2.51107" calcext:value-type="float">
            <text:p>2.51107</text:p>
          </table:table-cell>
          <table:table-cell office:value-type="float" office:value="-3.101762" calcext:value-type="float">
            <text:p>-3.101762</text:p>
          </table:table-cell>
        </table:table-row>
        <table:table-row table:style-name="ro1">
          <table:table-cell office:value-type="float" office:value="2.455196" calcext:value-type="float">
            <text:p>2.455196</text:p>
          </table:table-cell>
          <table:table-cell office:value-type="float" office:value="3.130729" calcext:value-type="float">
            <text:p>3.130729</text:p>
          </table:table-cell>
        </table:table-row>
        <table:table-row table:style-name="ro1">
          <table:table-cell office:value-type="float" office:value="2.39796" calcext:value-type="float">
            <text:p>2.39796</text:p>
          </table:table-cell>
          <table:table-cell office:value-type="float" office:value="3.080888" calcext:value-type="float">
            <text:p>3.080888</text:p>
          </table:table-cell>
        </table:table-row>
        <table:table-row table:style-name="ro1">
          <table:table-cell office:value-type="float" office:value="2.340724" calcext:value-type="float">
            <text:p>2.340724</text:p>
          </table:table-cell>
          <table:table-cell office:value-type="float" office:value="3.031707" calcext:value-type="float">
            <text:p>3.031707</text:p>
          </table:table-cell>
        </table:table-row>
        <table:table-row table:style-name="ro1">
          <table:table-cell office:value-type="float" office:value="2.287577" calcext:value-type="float">
            <text:p>2.287577</text:p>
          </table:table-cell>
          <table:table-cell office:value-type="float" office:value="2.982077" calcext:value-type="float">
            <text:p>2.982077</text:p>
          </table:table-cell>
        </table:table-row>
        <table:table-row table:style-name="ro1">
          <table:table-cell office:value-type="float" office:value="2.235792" calcext:value-type="float">
            <text:p>2.235792</text:p>
          </table:table-cell>
          <table:table-cell office:value-type="float" office:value="2.930211" calcext:value-type="float">
            <text:p>2.930211</text:p>
          </table:table-cell>
        </table:table-row>
        <table:table-row table:style-name="ro1">
          <table:table-cell office:value-type="float" office:value="2.18537" calcext:value-type="float">
            <text:p>2.18537</text:p>
          </table:table-cell>
          <table:table-cell office:value-type="float" office:value="2.878803" calcext:value-type="float">
            <text:p>2.878803</text:p>
          </table:table-cell>
        </table:table-row>
        <table:table-row table:style-name="ro1">
          <table:table-cell office:value-type="float" office:value="2.132223" calcext:value-type="float">
            <text:p>2.132223</text:p>
          </table:table-cell>
          <table:table-cell office:value-type="float" office:value="2.828466" calcext:value-type="float">
            <text:p>2.828466</text:p>
          </table:table-cell>
        </table:table-row>
        <table:table-row table:style-name="ro1">
          <table:table-cell office:value-type="float" office:value="2.079075" calcext:value-type="float">
            <text:p>2.079075</text:p>
          </table:table-cell>
          <table:table-cell office:value-type="float" office:value="2.779212" calcext:value-type="float">
            <text:p>2.779212</text:p>
          </table:table-cell>
        </table:table-row>
        <table:table-row table:style-name="ro1">
          <table:table-cell office:value-type="float" office:value="2.024565" calcext:value-type="float">
            <text:p>2.024565</text:p>
          </table:table-cell>
          <table:table-cell office:value-type="float" office:value="2.728459" calcext:value-type="float">
            <text:p>2.728459</text:p>
          </table:table-cell>
        </table:table-row>
        <table:table-row table:style-name="ro1">
          <table:table-cell office:value-type="float" office:value="1.968692" calcext:value-type="float">
            <text:p>1.968692</text:p>
          </table:table-cell>
          <table:table-cell office:value-type="float" office:value="2.677759" calcext:value-type="float">
            <text:p>2.677759</text:p>
          </table:table-cell>
        </table:table-row>
        <table:table-row table:style-name="ro1">
          <table:table-cell office:value-type="float" office:value="1.915544" calcext:value-type="float">
            <text:p>1.915544</text:p>
          </table:table-cell>
          <table:table-cell office:value-type="float" office:value="2.625759" calcext:value-type="float">
            <text:p>2.625759</text:p>
          </table:table-cell>
        </table:table-row>
        <table:table-row table:style-name="ro1">
          <table:table-cell office:value-type="float" office:value="1.861034" calcext:value-type="float">
            <text:p>1.861034</text:p>
          </table:table-cell>
          <table:table-cell office:value-type="float" office:value="2.572782" calcext:value-type="float">
            <text:p>2.572782</text:p>
          </table:table-cell>
        </table:table-row>
        <table:table-row table:style-name="ro1">
          <table:table-cell office:value-type="float" office:value="1.809249" calcext:value-type="float">
            <text:p>1.809249</text:p>
          </table:table-cell>
          <table:table-cell office:value-type="float" office:value="2.520756" calcext:value-type="float">
            <text:p>2.520756</text:p>
          </table:table-cell>
        </table:table-row>
        <table:table-row table:style-name="ro1">
          <table:table-cell office:value-type="float" office:value="1.758827" calcext:value-type="float">
            <text:p>1.758827</text:p>
          </table:table-cell>
          <table:table-cell office:value-type="float" office:value="2.467764" calcext:value-type="float">
            <text:p>2.467764</text:p>
          </table:table-cell>
        </table:table-row>
        <table:table-row table:style-name="ro1">
          <table:table-cell office:value-type="float" office:value="1.705679" calcext:value-type="float">
            <text:p>1.705679</text:p>
          </table:table-cell>
          <table:table-cell office:value-type="float" office:value="2.414161" calcext:value-type="float">
            <text:p>2.414161</text:p>
          </table:table-cell>
        </table:table-row>
        <table:table-row table:style-name="ro1">
          <table:table-cell office:value-type="float" office:value="1.649806" calcext:value-type="float">
            <text:p>1.649806</text:p>
          </table:table-cell>
          <table:table-cell office:value-type="float" office:value="2.363693" calcext:value-type="float">
            <text:p>2.363693</text:p>
          </table:table-cell>
        </table:table-row>
        <table:table-row table:style-name="ro1">
          <table:table-cell office:value-type="float" office:value="1.595296" calcext:value-type="float">
            <text:p>1.595296</text:p>
          </table:table-cell>
          <table:table-cell office:value-type="float" office:value="2.31443" calcext:value-type="float">
            <text:p>2.31443</text:p>
          </table:table-cell>
        </table:table-row>
        <table:table-row table:style-name="ro1">
          <table:table-cell office:value-type="float" office:value="1.53806" calcext:value-type="float">
            <text:p>1.53806</text:p>
          </table:table-cell>
          <table:table-cell office:value-type="float" office:value="2.265195" calcext:value-type="float">
            <text:p>2.265195</text:p>
          </table:table-cell>
        </table:table-row>
        <table:table-row table:style-name="ro1">
          <table:table-cell office:value-type="float" office:value="1.483549" calcext:value-type="float">
            <text:p>1.483549</text:p>
          </table:table-cell>
          <table:table-cell office:value-type="float" office:value="2.215667" calcext:value-type="float">
            <text:p>2.215667</text:p>
          </table:table-cell>
        </table:table-row>
        <table:table-row table:style-name="ro1">
          <table:table-cell office:value-type="float" office:value="1.429039" calcext:value-type="float">
            <text:p>1.429039</text:p>
          </table:table-cell>
          <table:table-cell office:value-type="float" office:value="2.164728" calcext:value-type="float">
            <text:p>2.164728</text:p>
          </table:table-cell>
        </table:table-row>
        <table:table-row table:style-name="ro1">
          <table:table-cell office:value-type="float" office:value="1.377254" calcext:value-type="float">
            <text:p>1.377254</text:p>
          </table:table-cell>
          <table:table-cell office:value-type="float" office:value="2.114744" calcext:value-type="float">
            <text:p>2.114744</text:p>
          </table:table-cell>
        </table:table-row>
        <table:table-row table:style-name="ro1">
          <table:table-cell office:value-type="float" office:value="1.325469" calcext:value-type="float">
            <text:p>1.325469</text:p>
          </table:table-cell>
          <table:table-cell office:value-type="float" office:value="2.065206" calcext:value-type="float">
            <text:p>2.065206</text:p>
          </table:table-cell>
        </table:table-row>
        <table:table-row table:style-name="ro1">
          <table:table-cell office:value-type="float" office:value="1.273685" calcext:value-type="float">
            <text:p>1.273685</text:p>
          </table:table-cell>
          <table:table-cell office:value-type="float" office:value="2.015179" calcext:value-type="float">
            <text:p>2.015179</text:p>
          </table:table-cell>
        </table:table-row>
        <table:table-row table:style-name="ro1">
          <table:table-cell office:value-type="float" office:value="1.220537" calcext:value-type="float">
            <text:p>1.220537</text:p>
          </table:table-cell>
          <table:table-cell office:value-type="float" office:value="1.967206" calcext:value-type="float">
            <text:p>1.967206</text:p>
          </table:table-cell>
        </table:table-row>
        <table:table-row table:style-name="ro1">
          <table:table-cell office:value-type="float" office:value="1.167389" calcext:value-type="float">
            <text:p>1.167389</text:p>
          </table:table-cell>
          <table:table-cell office:value-type="float" office:value="1.919429" calcext:value-type="float">
            <text:p>1.919429</text:p>
          </table:table-cell>
        </table:table-row>
        <table:table-row table:style-name="ro1">
          <table:table-cell office:value-type="float" office:value="1.112879" calcext:value-type="float">
            <text:p>1.112879</text:p>
          </table:table-cell>
          <table:table-cell office:value-type="float" office:value="1.872432" calcext:value-type="float">
            <text:p>1.872432</text:p>
          </table:table-cell>
        </table:table-row>
        <table:table-row table:style-name="ro1">
          <table:table-cell office:value-type="float" office:value="1.055643" calcext:value-type="float">
            <text:p>1.055643</text:p>
          </table:table-cell>
          <table:table-cell office:value-type="float" office:value="1.826584" calcext:value-type="float">
            <text:p>1.826584</text:p>
          </table:table-cell>
        </table:table-row>
        <table:table-row table:style-name="ro1">
          <table:table-cell office:value-type="float" office:value="1.003858" calcext:value-type="float">
            <text:p>1.003858</text:p>
          </table:table-cell>
          <table:table-cell office:value-type="float" office:value="1.780638" calcext:value-type="float">
            <text:p>1.780638</text:p>
          </table:table-cell>
        </table:table-row>
        <table:table-row table:style-name="ro1">
          <table:table-cell office:value-type="float" office:value="0.952074" calcext:value-type="float">
            <text:p>0.952074</text:p>
          </table:table-cell>
          <table:table-cell office:value-type="float" office:value="1.732016" calcext:value-type="float">
            <text:p>1.732016</text:p>
          </table:table-cell>
        </table:table-row>
        <table:table-row table:style-name="ro1">
          <table:table-cell office:value-type="float" office:value="0.900289" calcext:value-type="float">
            <text:p>0.900289</text:p>
          </table:table-cell>
          <table:table-cell office:value-type="float" office:value="1.683251" calcext:value-type="float">
            <text:p>1.683251</text:p>
          </table:table-cell>
        </table:table-row>
        <table:table-row table:style-name="ro1">
          <table:table-cell office:value-type="float" office:value="0.845778" calcext:value-type="float">
            <text:p>0.845778</text:p>
          </table:table-cell>
          <table:table-cell office:value-type="float" office:value="1.635286" calcext:value-type="float">
            <text:p>1.635286</text:p>
          </table:table-cell>
        </table:table-row>
        <table:table-row table:style-name="ro1">
          <table:table-cell office:value-type="float" office:value="0.793994" calcext:value-type="float">
            <text:p>0.793994</text:p>
          </table:table-cell>
          <table:table-cell office:value-type="float" office:value="1.586349" calcext:value-type="float">
            <text:p>1.586349</text:p>
          </table:table-cell>
        </table:table-row>
        <table:table-row table:style-name="ro1">
          <table:table-cell office:value-type="float" office:value="0.739483" calcext:value-type="float">
            <text:p>0.739483</text:p>
          </table:table-cell>
          <table:table-cell office:value-type="float" office:value="1.537692" calcext:value-type="float">
            <text:p>1.537692</text:p>
          </table:table-cell>
        </table:table-row>
        <table:table-row table:style-name="ro1">
          <table:table-cell office:value-type="float" office:value="0.686336" calcext:value-type="float">
            <text:p>0.686336</text:p>
          </table:table-cell>
          <table:table-cell office:value-type="float" office:value="1.490045" calcext:value-type="float">
            <text:p>1.490045</text:p>
          </table:table-cell>
        </table:table-row>
        <table:table-row table:style-name="ro1">
          <table:table-cell office:value-type="float" office:value="0.634551" calcext:value-type="float">
            <text:p>0.634551</text:p>
          </table:table-cell>
          <table:table-cell office:value-type="float" office:value="1.441336" calcext:value-type="float">
            <text:p>1.441336</text:p>
          </table:table-cell>
        </table:table-row>
        <table:table-row table:style-name="ro1">
          <table:table-cell office:value-type="float" office:value="0.581403" calcext:value-type="float">
            <text:p>0.581403</text:p>
          </table:table-cell>
          <table:table-cell office:value-type="float" office:value="1.392691" calcext:value-type="float">
            <text:p>1.392691</text:p>
          </table:table-cell>
        </table:table-row>
        <table:table-row table:style-name="ro1">
          <table:table-cell office:value-type="float" office:value="0.530981" calcext:value-type="float">
            <text:p>0.530981</text:p>
          </table:table-cell>
          <table:table-cell office:value-type="float" office:value="1.34423" calcext:value-type="float">
            <text:p>1.34423</text:p>
          </table:table-cell>
        </table:table-row>
        <table:table-row table:style-name="ro1">
          <table:table-cell office:value-type="float" office:value="0.479196" calcext:value-type="float">
            <text:p>0.479196</text:p>
          </table:table-cell>
          <table:table-cell office:value-type="float" office:value="1.295783" calcext:value-type="float">
            <text:p>1.295783</text:p>
          </table:table-cell>
        </table:table-row>
        <table:table-row table:style-name="ro1">
          <table:table-cell office:value-type="float" office:value="0.427411" calcext:value-type="float">
            <text:p>0.427411</text:p>
          </table:table-cell>
          <table:table-cell office:value-type="float" office:value="1.245952" calcext:value-type="float">
            <text:p>1.245952</text:p>
          </table:table-cell>
        </table:table-row>
        <table:table-row table:style-name="ro1">
          <table:table-cell office:value-type="float" office:value="0.375627" calcext:value-type="float">
            <text:p>0.375627</text:p>
          </table:table-cell>
          <table:table-cell office:value-type="float" office:value="1.19747" calcext:value-type="float">
            <text:p>1.19747</text:p>
          </table:table-cell>
        </table:table-row>
        <table:table-row table:style-name="ro1">
          <table:table-cell office:value-type="float" office:value="0.322479" calcext:value-type="float">
            <text:p>0.322479</text:p>
          </table:table-cell>
          <table:table-cell office:value-type="float" office:value="1.149854" calcext:value-type="float">
            <text:p>1.149854</text:p>
          </table:table-cell>
        </table:table-row>
        <table:table-row table:style-name="ro1">
          <table:table-cell office:value-type="float" office:value="0.270694" calcext:value-type="float">
            <text:p>0.270694</text:p>
          </table:table-cell>
          <table:table-cell office:value-type="float" office:value="1.100695" calcext:value-type="float">
            <text:p>1.100695</text:p>
          </table:table-cell>
        </table:table-row>
        <table:table-row table:style-name="ro1">
          <table:table-cell office:value-type="float" office:value="0.217547" calcext:value-type="float">
            <text:p>0.217547</text:p>
          </table:table-cell>
          <table:table-cell office:value-type="float" office:value="1.050563" calcext:value-type="float">
            <text:p>1.050563</text:p>
          </table:table-cell>
        </table:table-row>
        <table:table-row table:style-name="ro1">
          <table:table-cell office:value-type="float" office:value="0.164399" calcext:value-type="float">
            <text:p>0.164399</text:p>
          </table:table-cell>
          <table:table-cell office:value-type="float" office:value="1.00073" calcext:value-type="float">
            <text:p>1.00073</text:p>
          </table:table-cell>
        </table:table-row>
        <table:table-row table:style-name="ro1">
          <table:table-cell office:value-type="float" office:value="0.112614" calcext:value-type="float">
            <text:p>0.112614</text:p>
          </table:table-cell>
          <table:table-cell office:value-type="float" office:value="0.950606" calcext:value-type="float">
            <text:p>0.950606</text:p>
          </table:table-cell>
        </table:table-row>
        <table:table-row table:style-name="ro1">
          <table:table-cell office:value-type="float" office:value="0.059467" calcext:value-type="float">
            <text:p>0.059467</text:p>
          </table:table-cell>
          <table:table-cell office:value-type="float" office:value="0.899513" calcext:value-type="float">
            <text:p>0.899513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0.849004" calcext:value-type="float">
            <text:p>0.849004</text:p>
          </table:table-cell>
        </table:table-row>
        <table:table-row table:style-name="ro1">
          <table:table-cell office:value-type="float" office:value="-0.048191" calcext:value-type="float">
            <text:p>-0.048191</text:p>
          </table:table-cell>
          <table:table-cell office:value-type="float" office:value="0.798616" calcext:value-type="float">
            <text:p>0.798616</text:p>
          </table:table-cell>
        </table:table-row>
        <table:table-row table:style-name="ro1">
          <table:table-cell office:value-type="float" office:value="-0.102702" calcext:value-type="float">
            <text:p>-0.102702</text:p>
          </table:table-cell>
          <table:table-cell office:value-type="float" office:value="0.745803" calcext:value-type="float">
            <text:p>0.745803</text:p>
          </table:table-cell>
        </table:table-row>
        <table:table-row table:style-name="ro1">
          <table:table-cell office:value-type="float" office:value="-0.155849" calcext:value-type="float">
            <text:p>-0.155849</text:p>
          </table:table-cell>
          <table:table-cell office:value-type="float" office:value="0.693291" calcext:value-type="float">
            <text:p>0.693291</text:p>
          </table:table-cell>
        </table:table-row>
        <table:table-row table:style-name="ro1">
          <table:table-cell office:value-type="float" office:value="-0.208997" calcext:value-type="float">
            <text:p>-0.208997</text:p>
          </table:table-cell>
          <table:table-cell office:value-type="float" office:value="0.640937" calcext:value-type="float">
            <text:p>0.640937</text:p>
          </table:table-cell>
        </table:table-row>
        <table:table-row table:style-name="ro1">
          <table:table-cell office:value-type="float" office:value="-0.262144" calcext:value-type="float">
            <text:p>-0.262144</text:p>
          </table:table-cell>
          <table:table-cell office:value-type="float" office:value="0.586983" calcext:value-type="float">
            <text:p>0.586983</text:p>
          </table:table-cell>
        </table:table-row>
        <table:table-row table:style-name="ro1">
          <table:table-cell office:value-type="float" office:value="-0.318018" calcext:value-type="float">
            <text:p>-0.318018</text:p>
          </table:table-cell>
          <table:table-cell office:value-type="float" office:value="0.536642" calcext:value-type="float">
            <text:p>0.536642</text:p>
          </table:table-cell>
        </table:table-row>
        <table:table-row table:style-name="ro1">
          <table:table-cell office:value-type="float" office:value="-0.372528" calcext:value-type="float">
            <text:p>-0.372528</text:p>
          </table:table-cell>
          <table:table-cell office:value-type="float" office:value="0.487108" calcext:value-type="float">
            <text:p>0.487108</text:p>
          </table:table-cell>
        </table:table-row>
        <table:table-row table:style-name="ro1">
          <table:table-cell office:value-type="float" office:value="-0.427038" calcext:value-type="float">
            <text:p>-0.427038</text:p>
          </table:table-cell>
          <table:table-cell office:value-type="float" office:value="0.435966" calcext:value-type="float">
            <text:p>0.435966</text:p>
          </table:table-cell>
        </table:table-row>
        <table:table-row table:style-name="ro1">
          <table:table-cell office:value-type="float" office:value="-0.482911" calcext:value-type="float">
            <text:p>-0.482911</text:p>
          </table:table-cell>
          <table:table-cell office:value-type="float" office:value="0.385962" calcext:value-type="float">
            <text:p>0.385962</text:p>
          </table:table-cell>
        </table:table-row>
        <table:table-row table:style-name="ro1">
          <table:table-cell office:value-type="float" office:value="-0.536059" calcext:value-type="float">
            <text:p>-0.536059</text:p>
          </table:table-cell>
          <table:table-cell office:value-type="float" office:value="0.335051" calcext:value-type="float">
            <text:p>0.335051</text:p>
          </table:table-cell>
        </table:table-row>
        <table:table-row table:style-name="ro1">
          <table:table-cell office:value-type="float" office:value="-0.589206" calcext:value-type="float">
            <text:p>-0.589206</text:p>
          </table:table-cell>
          <table:table-cell office:value-type="float" office:value="0.285488" calcext:value-type="float">
            <text:p>0.285488</text:p>
          </table:table-cell>
        </table:table-row>
        <table:table-row table:style-name="ro1">
          <table:table-cell office:value-type="float" office:value="-0.642354" calcext:value-type="float">
            <text:p>-0.642354</text:p>
          </table:table-cell>
          <table:table-cell office:value-type="float" office:value="0.23739" calcext:value-type="float">
            <text:p>0.23739</text:p>
          </table:table-cell>
        </table:table-row>
        <table:table-row table:style-name="ro1">
          <table:table-cell office:value-type="float" office:value="-0.695502" calcext:value-type="float">
            <text:p>-0.695502</text:p>
          </table:table-cell>
          <table:table-cell office:value-type="float" office:value="0.188798" calcext:value-type="float">
            <text:p>0.188798</text:p>
          </table:table-cell>
        </table:table-row>
        <table:table-row table:style-name="ro1">
          <table:table-cell office:value-type="float" office:value="-0.748649" calcext:value-type="float">
            <text:p>-0.748649</text:p>
          </table:table-cell>
          <table:table-cell office:value-type="float" office:value="0.140049" calcext:value-type="float">
            <text:p>0.140049</text:p>
          </table:table-cell>
        </table:table-row>
        <table:table-row table:style-name="ro1">
          <table:table-cell office:value-type="float" office:value="-0.801797" calcext:value-type="float">
            <text:p>-0.801797</text:p>
          </table:table-cell>
          <table:table-cell office:value-type="float" office:value="0.091311" calcext:value-type="float">
            <text:p>0.091311</text:p>
          </table:table-cell>
        </table:table-row>
        <table:table-row table:style-name="ro1">
          <table:table-cell office:value-type="float" office:value="-0.854944" calcext:value-type="float">
            <text:p>-0.854944</text:p>
          </table:table-cell>
          <table:table-cell office:value-type="float" office:value="0.043245" calcext:value-type="float">
            <text:p>0.043245</text:p>
          </table:table-cell>
        </table:table-row>
        <table:table-row table:style-name="ro1">
          <table:table-cell office:value-type="float" office:value="-0.910817" calcext:value-type="float">
            <text:p>-0.910817</text:p>
          </table:table-cell>
          <table:table-cell office:value-type="float" office:value="-0.005875" calcext:value-type="float">
            <text:p>-0.005875</text:p>
          </table:table-cell>
        </table:table-row>
        <table:table-row table:style-name="ro1">
          <table:table-cell office:value-type="float" office:value="-0.963965" calcext:value-type="float">
            <text:p>-0.963965</text:p>
          </table:table-cell>
          <table:table-cell office:value-type="float" office:value="-0.053435" calcext:value-type="float">
            <text:p>-0.053435</text:p>
          </table:table-cell>
        </table:table-row>
        <table:table-row table:style-name="ro1">
          <table:table-cell office:value-type="float" office:value="-1.017112" calcext:value-type="float">
            <text:p>-1.017112</text:p>
          </table:table-cell>
          <table:table-cell office:value-type="float" office:value="-0.103347" calcext:value-type="float">
            <text:p>-0.103347</text:p>
          </table:table-cell>
        </table:table-row>
        <table:table-row table:style-name="ro1">
          <table:table-cell office:value-type="float" office:value="-1.07026" calcext:value-type="float">
            <text:p>-1.07026</text:p>
          </table:table-cell>
          <table:table-cell office:value-type="float" office:value="-0.151575" calcext:value-type="float">
            <text:p>-0.151575</text:p>
          </table:table-cell>
        </table:table-row>
        <table:table-row table:style-name="ro1">
          <table:table-cell office:value-type="float" office:value="-1.123408" calcext:value-type="float">
            <text:p>-1.123408</text:p>
          </table:table-cell>
          <table:table-cell office:value-type="float" office:value="-0.200432" calcext:value-type="float">
            <text:p>-0.200432</text:p>
          </table:table-cell>
        </table:table-row>
        <table:table-row table:style-name="ro1">
          <table:table-cell office:value-type="float" office:value="-1.176555" calcext:value-type="float">
            <text:p>-1.176555</text:p>
          </table:table-cell>
          <table:table-cell office:value-type="float" office:value="-0.249394" calcext:value-type="float">
            <text:p>-0.249394</text:p>
          </table:table-cell>
        </table:table-row>
        <table:table-row table:style-name="ro1">
          <table:table-cell office:value-type="float" office:value="-1.229703" calcext:value-type="float">
            <text:p>-1.229703</text:p>
          </table:table-cell>
          <table:table-cell office:value-type="float" office:value="-0.2991" calcext:value-type="float">
            <text:p>-0.2991</text:p>
          </table:table-cell>
        </table:table-row>
        <table:table-row table:style-name="ro1">
          <table:table-cell office:value-type="float" office:value="-1.28285" calcext:value-type="float">
            <text:p>-1.28285</text:p>
          </table:table-cell>
          <table:table-cell office:value-type="float" office:value="-0.34835" calcext:value-type="float">
            <text:p>-0.34835</text:p>
          </table:table-cell>
        </table:table-row>
        <table:table-row table:style-name="ro1">
          <table:table-cell office:value-type="float" office:value="-1.335998" calcext:value-type="float">
            <text:p>-1.335998</text:p>
          </table:table-cell>
          <table:table-cell office:value-type="float" office:value="-0.397421" calcext:value-type="float">
            <text:p>-0.397421</text:p>
          </table:table-cell>
        </table:table-row>
        <table:table-row table:style-name="ro1">
          <table:table-cell office:value-type="float" office:value="-1.390508" calcext:value-type="float">
            <text:p>-1.390508</text:p>
          </table:table-cell>
          <table:table-cell office:value-type="float" office:value="-0.446349" calcext:value-type="float">
            <text:p>-0.446349</text:p>
          </table:table-cell>
        </table:table-row>
        <table:table-row table:style-name="ro1">
          <table:table-cell office:value-type="float" office:value="-1.442293" calcext:value-type="float">
            <text:p>-1.442293</text:p>
          </table:table-cell>
          <table:table-cell office:value-type="float" office:value="-0.495893" calcext:value-type="float">
            <text:p>-0.495893</text:p>
          </table:table-cell>
        </table:table-row>
        <table:table-row table:style-name="ro1">
          <table:table-cell office:value-type="float" office:value="-1.495441" calcext:value-type="float">
            <text:p>-1.495441</text:p>
          </table:table-cell>
          <table:table-cell office:value-type="float" office:value="-0.545904" calcext:value-type="float">
            <text:p>-0.545904</text:p>
          </table:table-cell>
        </table:table-row>
        <table:table-row table:style-name="ro1">
          <table:table-cell office:value-type="float" office:value="-1.548588" calcext:value-type="float">
            <text:p>-1.548588</text:p>
          </table:table-cell>
          <table:table-cell office:value-type="float" office:value="-0.596341" calcext:value-type="float">
            <text:p>-0.596341</text:p>
          </table:table-cell>
        </table:table-row>
        <table:table-row table:style-name="ro1">
          <table:table-cell office:value-type="float" office:value="-1.603099" calcext:value-type="float">
            <text:p>-1.603099</text:p>
          </table:table-cell>
          <table:table-cell office:value-type="float" office:value="-0.645868" calcext:value-type="float">
            <text:p>-0.645868</text:p>
          </table:table-cell>
        </table:table-row>
        <table:table-row table:style-name="ro1">
          <table:table-cell office:value-type="float" office:value="-1.657609" calcext:value-type="float">
            <text:p>-1.657609</text:p>
          </table:table-cell>
          <table:table-cell office:value-type="float" office:value="-0.696394" calcext:value-type="float">
            <text:p>-0.696394</text:p>
          </table:table-cell>
        </table:table-row>
        <table:table-row table:style-name="ro1">
          <table:table-cell office:value-type="float" office:value="-1.712119" calcext:value-type="float">
            <text:p>-1.712119</text:p>
          </table:table-cell>
          <table:table-cell office:value-type="float" office:value="-0.746022" calcext:value-type="float">
            <text:p>-0.746022</text:p>
          </table:table-cell>
        </table:table-row>
        <table:table-row table:style-name="ro1">
          <table:table-cell office:value-type="float" office:value="-1.76663" calcext:value-type="float">
            <text:p>-1.76663</text:p>
          </table:table-cell>
          <table:table-cell office:value-type="float" office:value="-0.797416" calcext:value-type="float">
            <text:p>-0.797416</text:p>
          </table:table-cell>
        </table:table-row>
        <table:table-row table:style-name="ro1">
          <table:table-cell office:value-type="float" office:value="-1.818414" calcext:value-type="float">
            <text:p>-1.818414</text:p>
          </table:table-cell>
          <table:table-cell office:value-type="float" office:value="-0.848263" calcext:value-type="float">
            <text:p>-0.848263</text:p>
          </table:table-cell>
        </table:table-row>
        <table:table-row table:style-name="ro1">
          <table:table-cell office:value-type="float" office:value="-1.871562" calcext:value-type="float">
            <text:p>-1.871562</text:p>
          </table:table-cell>
          <table:table-cell office:value-type="float" office:value="-0.899373" calcext:value-type="float">
            <text:p>-0.899373</text:p>
          </table:table-cell>
        </table:table-row>
        <table:table-row table:style-name="ro1">
          <table:table-cell office:value-type="float" office:value="-1.92471" calcext:value-type="float">
            <text:p>-1.92471</text:p>
          </table:table-cell>
          <table:table-cell office:value-type="float" office:value="-0.949001" calcext:value-type="float">
            <text:p>-0.949001</text:p>
          </table:table-cell>
        </table:table-row>
        <table:table-row table:style-name="ro1">
          <table:table-cell office:value-type="float" office:value="-1.97922" calcext:value-type="float">
            <text:p>-1.97922</text:p>
          </table:table-cell>
          <table:table-cell office:value-type="float" office:value="-0.999042" calcext:value-type="float">
            <text:p>-0.999042</text:p>
          </table:table-cell>
        </table:table-row>
        <table:table-row table:style-name="ro1">
          <table:table-cell office:value-type="float" office:value="-2.03373" calcext:value-type="float">
            <text:p>-2.03373</text:p>
          </table:table-cell>
          <table:table-cell office:value-type="float" office:value="-1.048244" calcext:value-type="float">
            <text:p>-1.048244</text:p>
          </table:table-cell>
        </table:table-row>
        <table:table-row table:style-name="ro1">
          <table:table-cell office:value-type="float" office:value="-2.086878" calcext:value-type="float">
            <text:p>-2.086878</text:p>
          </table:table-cell>
          <table:table-cell office:value-type="float" office:value="-1.097496" calcext:value-type="float">
            <text:p>-1.097496</text:p>
          </table:table-cell>
        </table:table-row>
        <table:table-row table:style-name="ro1">
          <table:table-cell office:value-type="float" office:value="-2.140025" calcext:value-type="float">
            <text:p>-2.140025</text:p>
          </table:table-cell>
          <table:table-cell office:value-type="float" office:value="-1.147117" calcext:value-type="float">
            <text:p>-1.147117</text:p>
          </table:table-cell>
        </table:table-row>
        <table:table-row table:style-name="ro1">
          <table:table-cell office:value-type="float" office:value="-2.19181" calcext:value-type="float">
            <text:p>-2.19181</text:p>
          </table:table-cell>
          <table:table-cell office:value-type="float" office:value="-1.195726" calcext:value-type="float">
            <text:p>-1.195726</text:p>
          </table:table-cell>
        </table:table-row>
        <table:table-row table:style-name="ro1">
          <table:table-cell office:value-type="float" office:value="-2.242232" calcext:value-type="float">
            <text:p>-2.242232</text:p>
          </table:table-cell>
          <table:table-cell office:value-type="float" office:value="-1.245614" calcext:value-type="float">
            <text:p>-1.245614</text:p>
          </table:table-cell>
        </table:table-row>
        <table:table-row table:style-name="ro1">
          <table:table-cell office:value-type="float" office:value="-2.29538" calcext:value-type="float">
            <text:p>-2.29538</text:p>
          </table:table-cell>
          <table:table-cell office:value-type="float" office:value="-1.293619" calcext:value-type="float">
            <text:p>-1.293619</text:p>
          </table:table-cell>
        </table:table-row>
        <table:table-row table:style-name="ro1">
          <table:table-cell office:value-type="float" office:value="-2.345802" calcext:value-type="float">
            <text:p>-2.345802</text:p>
          </table:table-cell>
          <table:table-cell office:value-type="float" office:value="-1.341925" calcext:value-type="float">
            <text:p>-1.341925</text:p>
          </table:table-cell>
        </table:table-row>
        <table:table-row table:style-name="ro1">
          <table:table-cell office:value-type="float" office:value="-2.398949" calcext:value-type="float">
            <text:p>-2.398949</text:p>
          </table:table-cell>
          <table:table-cell office:value-type="float" office:value="-1.39054" calcext:value-type="float">
            <text:p>-1.39054</text:p>
          </table:table-cell>
        </table:table-row>
        <table:table-row table:style-name="ro1">
          <table:table-cell office:value-type="float" office:value="-2.452097" calcext:value-type="float">
            <text:p>-2.452097</text:p>
          </table:table-cell>
          <table:table-cell office:value-type="float" office:value="-1.43939" calcext:value-type="float">
            <text:p>-1.43939</text:p>
          </table:table-cell>
        </table:table-row>
        <table:table-row table:style-name="ro1">
          <table:table-cell office:value-type="float" office:value="-2.506607" calcext:value-type="float">
            <text:p>-2.506607</text:p>
          </table:table-cell>
          <table:table-cell office:value-type="float" office:value="-1.489678" calcext:value-type="float">
            <text:p>-1.489678</text:p>
          </table:table-cell>
        </table:table-row>
        <table:table-row table:style-name="ro1">
          <table:table-cell office:value-type="float" office:value="-2.559755" calcext:value-type="float">
            <text:p>-2.559755</text:p>
          </table:table-cell>
          <table:table-cell office:value-type="float" office:value="-1.539306" calcext:value-type="float">
            <text:p>-1.539306</text:p>
          </table:table-cell>
        </table:table-row>
        <table:table-row table:style-name="ro1">
          <table:table-cell office:value-type="float" office:value="-2.615628" calcext:value-type="float">
            <text:p>-2.615628</text:p>
          </table:table-cell>
          <table:table-cell office:value-type="float" office:value="-1.589236" calcext:value-type="float">
            <text:p>-1.589236</text:p>
          </table:table-cell>
        </table:table-row>
        <table:table-row table:style-name="ro1">
          <table:table-cell office:value-type="float" office:value="-2.668775" calcext:value-type="float">
            <text:p>-2.668775</text:p>
          </table:table-cell>
          <table:table-cell office:value-type="float" office:value="-1.639736" calcext:value-type="float">
            <text:p>-1.639736</text:p>
          </table:table-cell>
        </table:table-row>
        <table:table-row table:style-name="ro1">
          <table:table-cell office:value-type="float" office:value="-2.723286" calcext:value-type="float">
            <text:p>-2.723286</text:p>
          </table:table-cell>
          <table:table-cell office:value-type="float" office:value="-1.689798" calcext:value-type="float">
            <text:p>-1.689798</text:p>
          </table:table-cell>
        </table:table-row>
        <table:table-row table:style-name="ro1">
          <table:table-cell office:value-type="float" office:value="-2.777796" calcext:value-type="float">
            <text:p>-2.777796</text:p>
          </table:table-cell>
          <table:table-cell office:value-type="float" office:value="-1.739677" calcext:value-type="float">
            <text:p>-1.739677</text:p>
          </table:table-cell>
        </table:table-row>
        <table:table-row table:style-name="ro1">
          <table:table-cell office:value-type="float" office:value="-2.832306" calcext:value-type="float">
            <text:p>-2.832306</text:p>
          </table:table-cell>
          <table:table-cell office:value-type="float" office:value="-1.789059" calcext:value-type="float">
            <text:p>-1.789059</text:p>
          </table:table-cell>
        </table:table-row>
        <table:table-row table:style-name="ro1">
          <table:table-cell office:value-type="float" office:value="-2.884091" calcext:value-type="float">
            <text:p>-2.884091</text:p>
          </table:table-cell>
          <table:table-cell office:value-type="float" office:value="-1.839913" calcext:value-type="float">
            <text:p>-1.839913</text:p>
          </table:table-cell>
        </table:table-row>
        <table:table-row table:style-name="ro1">
          <table:table-cell office:value-type="float" office:value="-2.937239" calcext:value-type="float">
            <text:p>-2.937239</text:p>
          </table:table-cell>
          <table:table-cell office:value-type="float" office:value="-1.889145" calcext:value-type="float">
            <text:p>-1.889145</text:p>
          </table:table-cell>
        </table:table-row>
        <table:table-row table:style-name="ro1">
          <table:table-cell office:value-type="float" office:value="-2.989023" calcext:value-type="float">
            <text:p>-2.989023</text:p>
          </table:table-cell>
          <table:table-cell office:value-type="float" office:value="-1.9386" calcext:value-type="float">
            <text:p>-1.9386</text:p>
          </table:table-cell>
        </table:table-row>
        <table:table-row table:style-name="ro1">
          <table:table-cell office:value-type="float" office:value="-3.042171" calcext:value-type="float">
            <text:p>-3.042171</text:p>
          </table:table-cell>
          <table:table-cell office:value-type="float" office:value="-1.989071" calcext:value-type="float">
            <text:p>-1.989071</text:p>
          </table:table-cell>
        </table:table-row>
        <table:table-row table:style-name="ro1">
          <table:table-cell office:value-type="float" office:value="-3.096681" calcext:value-type="float">
            <text:p>-3.096681</text:p>
          </table:table-cell>
          <table:table-cell office:value-type="float" office:value="-2.038001" calcext:value-type="float">
            <text:p>-2.038001</text:p>
          </table:table-cell>
        </table:table-row>
        <table:table-row table:style-name="ro1">
          <table:table-cell office:value-type="float" office:value="3.134719" calcext:value-type="float">
            <text:p>3.134719</text:p>
          </table:table-cell>
          <table:table-cell office:value-type="float" office:value="-2.088197" calcext:value-type="float">
            <text:p>-2.088197</text:p>
          </table:table-cell>
        </table:table-row>
        <table:table-row table:style-name="ro1">
          <table:table-cell office:value-type="float" office:value="3.081572" calcext:value-type="float">
            <text:p>3.081572</text:p>
          </table:table-cell>
          <table:table-cell office:value-type="float" office:value="-2.139282" calcext:value-type="float">
            <text:p>-2.139282</text:p>
          </table:table-cell>
        </table:table-row>
        <table:table-row table:style-name="ro1">
          <table:table-cell office:value-type="float" office:value="3.027061" calcext:value-type="float">
            <text:p>3.027061</text:p>
          </table:table-cell>
          <table:table-cell office:value-type="float" office:value="-2.189897" calcext:value-type="float">
            <text:p>-2.189897</text:p>
          </table:table-cell>
        </table:table-row>
        <table:table-row table:style-name="ro1">
          <table:table-cell office:value-type="float" office:value="2.972551" calcext:value-type="float">
            <text:p>2.972551</text:p>
          </table:table-cell>
          <table:table-cell office:value-type="float" office:value="-2.241137" calcext:value-type="float">
            <text:p>-2.241137</text:p>
          </table:table-cell>
        </table:table-row>
        <table:table-row table:style-name="ro1">
          <table:table-cell office:value-type="float" office:value="2.919403" calcext:value-type="float">
            <text:p>2.919403</text:p>
          </table:table-cell>
          <table:table-cell office:value-type="float" office:value="-2.292907" calcext:value-type="float">
            <text:p>-2.292907</text:p>
          </table:table-cell>
        </table:table-row>
        <table:table-row table:style-name="ro1">
          <table:table-cell office:value-type="float" office:value="2.86353" calcext:value-type="float">
            <text:p>2.86353</text:p>
          </table:table-cell>
          <table:table-cell office:value-type="float" office:value="-2.343856" calcext:value-type="float">
            <text:p>-2.343856</text:p>
          </table:table-cell>
        </table:table-row>
        <table:table-row table:style-name="ro1">
          <table:table-cell office:value-type="float" office:value="2.810383" calcext:value-type="float">
            <text:p>2.810383</text:p>
          </table:table-cell>
          <table:table-cell office:value-type="float" office:value="-2.394004" calcext:value-type="float">
            <text:p>-2.394004</text:p>
          </table:table-cell>
        </table:table-row>
        <table:table-row table:style-name="ro1">
          <table:table-cell office:value-type="float" office:value="2.755872" calcext:value-type="float">
            <text:p>2.755872</text:p>
          </table:table-cell>
          <table:table-cell office:value-type="float" office:value="-2.444985" calcext:value-type="float">
            <text:p>-2.444985</text:p>
          </table:table-cell>
        </table:table-row>
        <table:table-row table:style-name="ro1">
          <table:table-cell office:value-type="float" office:value="2.701362" calcext:value-type="float">
            <text:p>2.701362</text:p>
          </table:table-cell>
          <table:table-cell office:value-type="float" office:value="-2.495666" calcext:value-type="float">
            <text:p>-2.495666</text:p>
          </table:table-cell>
        </table:table-row>
        <table:table-row table:style-name="ro1">
          <table:table-cell office:value-type="float" office:value="2.646852" calcext:value-type="float">
            <text:p>2.646852</text:p>
          </table:table-cell>
          <table:table-cell office:value-type="float" office:value="-2.547326" calcext:value-type="float">
            <text:p>-2.547326</text:p>
          </table:table-cell>
        </table:table-row>
        <table:table-row table:style-name="ro1">
          <table:table-cell office:value-type="float" office:value="2.593704" calcext:value-type="float">
            <text:p>2.593704</text:p>
          </table:table-cell>
          <table:table-cell office:value-type="float" office:value="-2.597983" calcext:value-type="float">
            <text:p>-2.597983</text:p>
          </table:table-cell>
        </table:table-row>
        <table:table-row table:style-name="ro1">
          <table:table-cell office:value-type="float" office:value="2.540556" calcext:value-type="float">
            <text:p>2.540556</text:p>
          </table:table-cell>
          <table:table-cell office:value-type="float" office:value="-2.64815" calcext:value-type="float">
            <text:p>-2.64815</text:p>
          </table:table-cell>
        </table:table-row>
        <table:table-row table:style-name="ro1">
          <table:table-cell office:value-type="float" office:value="2.487409" calcext:value-type="float">
            <text:p>2.487409</text:p>
          </table:table-cell>
          <table:table-cell office:value-type="float" office:value="-2.69855" calcext:value-type="float">
            <text:p>-2.69855</text:p>
          </table:table-cell>
        </table:table-row>
        <table:table-row table:style-name="ro1">
          <table:table-cell office:value-type="float" office:value="2.435624" calcext:value-type="float">
            <text:p>2.435624</text:p>
          </table:table-cell>
          <table:table-cell office:value-type="float" office:value="-2.748534" calcext:value-type="float">
            <text:p>-2.748534</text:p>
          </table:table-cell>
        </table:table-row>
        <table:table-row table:style-name="ro1">
          <table:table-cell office:value-type="float" office:value="2.382477" calcext:value-type="float">
            <text:p>2.382477</text:p>
          </table:table-cell>
          <table:table-cell office:value-type="float" office:value="-2.799634" calcext:value-type="float">
            <text:p>-2.799634</text:p>
          </table:table-cell>
        </table:table-row>
        <table:table-row table:style-name="ro1">
          <table:table-cell office:value-type="float" office:value="2.329329" calcext:value-type="float">
            <text:p>2.329329</text:p>
          </table:table-cell>
          <table:table-cell office:value-type="float" office:value="-2.848916" calcext:value-type="float">
            <text:p>-2.848916</text:p>
          </table:table-cell>
        </table:table-row>
        <table:table-row table:style-name="ro1">
          <table:table-cell office:value-type="float" office:value="2.277544" calcext:value-type="float">
            <text:p>2.277544</text:p>
          </table:table-cell>
          <table:table-cell office:value-type="float" office:value="-2.899026" calcext:value-type="float">
            <text:p>-2.899026</text:p>
          </table:table-cell>
        </table:table-row>
        <table:table-row table:style-name="ro1">
          <table:table-cell office:value-type="float" office:value="2.223034" calcext:value-type="float">
            <text:p>2.223034</text:p>
          </table:table-cell>
          <table:table-cell office:value-type="float" office:value="-2.948017" calcext:value-type="float">
            <text:p>-2.948017</text:p>
          </table:table-cell>
        </table:table-row>
        <table:table-row table:style-name="ro1">
          <table:table-cell office:value-type="float" office:value="2.168524" calcext:value-type="float">
            <text:p>2.168524</text:p>
          </table:table-cell>
          <table:table-cell office:value-type="float" office:value="-2.997691" calcext:value-type="float">
            <text:p>-2.997691</text:p>
          </table:table-cell>
        </table:table-row>
        <table:table-row table:style-name="ro1">
          <table:table-cell office:value-type="float" office:value="2.115376" calcext:value-type="float">
            <text:p>2.115376</text:p>
          </table:table-cell>
          <table:table-cell office:value-type="float" office:value="-3.047711" calcext:value-type="float">
            <text:p>-3.047711</text:p>
          </table:table-cell>
        </table:table-row>
        <table:table-row table:style-name="ro1">
          <table:table-cell office:value-type="float" office:value="2.060866" calcext:value-type="float">
            <text:p>2.060866</text:p>
          </table:table-cell>
          <table:table-cell office:value-type="float" office:value="-3.097368" calcext:value-type="float">
            <text:p>-3.097368</text:p>
          </table:table-cell>
        </table:table-row>
        <table:table-row table:style-name="ro1">
          <table:table-cell office:value-type="float" office:value="2.007718" calcext:value-type="float">
            <text:p>2.007718</text:p>
          </table:table-cell>
          <table:table-cell office:value-type="float" office:value="3.135412" calcext:value-type="float">
            <text:p>3.135412</text:p>
          </table:table-cell>
        </table:table-row>
        <table:table-row table:style-name="ro1">
          <table:table-cell office:value-type="float" office:value="1.954571" calcext:value-type="float">
            <text:p>1.954571</text:p>
          </table:table-cell>
          <table:table-cell office:value-type="float" office:value="3.085435" calcext:value-type="float">
            <text:p>3.085435</text:p>
          </table:table-cell>
        </table:table-row>
        <table:table-row table:style-name="ro1">
          <table:table-cell office:value-type="float" office:value="1.90006" calcext:value-type="float">
            <text:p>1.90006</text:p>
          </table:table-cell>
          <table:table-cell office:value-type="float" office:value="3.035729" calcext:value-type="float">
            <text:p>3.035729</text:p>
          </table:table-cell>
        </table:table-row>
        <table:table-row table:style-name="ro1">
          <table:table-cell office:value-type="float" office:value="1.846913" calcext:value-type="float">
            <text:p>1.846913</text:p>
          </table:table-cell>
          <table:table-cell office:value-type="float" office:value="2.986739" calcext:value-type="float">
            <text:p>2.986739</text:p>
          </table:table-cell>
        </table:table-row>
        <table:table-row table:style-name="ro1">
          <table:table-cell office:value-type="float" office:value="1.795128" calcext:value-type="float">
            <text:p>1.795128</text:p>
          </table:table-cell>
          <table:table-cell office:value-type="float" office:value="2.937544" calcext:value-type="float">
            <text:p>2.937544</text:p>
          </table:table-cell>
        </table:table-row>
        <table:table-row table:style-name="ro1">
          <table:table-cell office:value-type="float" office:value="1.74198" calcext:value-type="float">
            <text:p>1.74198</text:p>
          </table:table-cell>
          <table:table-cell office:value-type="float" office:value="2.889783" calcext:value-type="float">
            <text:p>2.889783</text:p>
          </table:table-cell>
        </table:table-row>
        <table:table-row table:style-name="ro1">
          <table:table-cell office:value-type="float" office:value="1.688833" calcext:value-type="float">
            <text:p>1.688833</text:p>
          </table:table-cell>
          <table:table-cell office:value-type="float" office:value="2.842694" calcext:value-type="float">
            <text:p>2.842694</text:p>
          </table:table-cell>
        </table:table-row>
        <table:table-row table:style-name="ro1">
          <table:table-cell office:value-type="float" office:value="1.635685" calcext:value-type="float">
            <text:p>1.635685</text:p>
          </table:table-cell>
          <table:table-cell office:value-type="float" office:value="2.796041" calcext:value-type="float">
            <text:p>2.796041</text:p>
          </table:table-cell>
        </table:table-row>
        <table:table-row table:style-name="ro1">
          <table:table-cell office:value-type="float" office:value="1.582538" calcext:value-type="float">
            <text:p>1.582538</text:p>
          </table:table-cell>
          <table:table-cell office:value-type="float" office:value="2.749333" calcext:value-type="float">
            <text:p>2.749333</text:p>
          </table:table-cell>
        </table:table-row>
        <table:table-row table:style-name="ro1">
          <table:table-cell office:value-type="float" office:value="1.530753" calcext:value-type="float">
            <text:p>1.530753</text:p>
          </table:table-cell>
          <table:table-cell office:value-type="float" office:value="2.703838" calcext:value-type="float">
            <text:p>2.703838</text:p>
          </table:table-cell>
        </table:table-row>
        <table:table-row table:style-name="ro1">
          <table:table-cell office:value-type="float" office:value="1.480331" calcext:value-type="float">
            <text:p>1.480331</text:p>
          </table:table-cell>
          <table:table-cell office:value-type="float" office:value="2.655085" calcext:value-type="float">
            <text:p>2.655085</text:p>
          </table:table-cell>
        </table:table-row>
        <table:table-row table:style-name="ro1">
          <table:table-cell office:value-type="float" office:value="1.427183" calcext:value-type="float">
            <text:p>1.427183</text:p>
          </table:table-cell>
          <table:table-cell office:value-type="float" office:value="2.607597" calcext:value-type="float">
            <text:p>2.607597</text:p>
          </table:table-cell>
        </table:table-row>
        <table:table-row table:style-name="ro1">
          <table:table-cell office:value-type="float" office:value="1.374035" calcext:value-type="float">
            <text:p>1.374035</text:p>
          </table:table-cell>
          <table:table-cell office:value-type="float" office:value="2.56004" calcext:value-type="float">
            <text:p>2.56004</text:p>
          </table:table-cell>
        </table:table-row>
        <table:table-row table:style-name="ro1">
          <table:table-cell office:value-type="float" office:value="1.323613" calcext:value-type="float">
            <text:p>1.323613</text:p>
          </table:table-cell>
          <table:table-cell office:value-type="float" office:value="2.512905" calcext:value-type="float">
            <text:p>2.512905</text:p>
          </table:table-cell>
        </table:table-row>
        <table:table-row table:style-name="ro1">
          <table:table-cell office:value-type="float" office:value="1.273191" calcext:value-type="float">
            <text:p>1.273191</text:p>
          </table:table-cell>
          <table:table-cell office:value-type="float" office:value="2.464848" calcext:value-type="float">
            <text:p>2.464848</text:p>
          </table:table-cell>
        </table:table-row>
        <table:table-row table:style-name="ro1">
          <table:table-cell office:value-type="float" office:value="1.220044" calcext:value-type="float">
            <text:p>1.220044</text:p>
          </table:table-cell>
          <table:table-cell office:value-type="float" office:value="2.417077" calcext:value-type="float">
            <text:p>2.417077</text:p>
          </table:table-cell>
        </table:table-row>
        <table:table-row table:style-name="ro1">
          <table:table-cell office:value-type="float" office:value="1.168259" calcext:value-type="float">
            <text:p>1.168259</text:p>
          </table:table-cell>
          <table:table-cell office:value-type="float" office:value="2.36828" calcext:value-type="float">
            <text:p>2.36828</text:p>
          </table:table-cell>
        </table:table-row>
        <table:table-row table:style-name="ro1">
          <table:table-cell office:value-type="float" office:value="1.113749" calcext:value-type="float">
            <text:p>1.113749</text:p>
          </table:table-cell>
          <table:table-cell office:value-type="float" office:value="2.319439" calcext:value-type="float">
            <text:p>2.319439</text:p>
          </table:table-cell>
        </table:table-row>
        <table:table-row table:style-name="ro1">
          <table:table-cell office:value-type="float" office:value="1.060601" calcext:value-type="float">
            <text:p>1.060601</text:p>
          </table:table-cell>
          <table:table-cell office:value-type="float" office:value="2.269403" calcext:value-type="float">
            <text:p>2.269403</text:p>
          </table:table-cell>
        </table:table-row>
        <table:table-row table:style-name="ro1">
          <table:table-cell office:value-type="float" office:value="1.006091" calcext:value-type="float">
            <text:p>1.006091</text:p>
          </table:table-cell>
          <table:table-cell office:value-type="float" office:value="2.219295" calcext:value-type="float">
            <text:p>2.219295</text:p>
          </table:table-cell>
        </table:table-row>
        <table:table-row table:style-name="ro1">
          <table:table-cell office:value-type="float" office:value="0.950218" calcext:value-type="float">
            <text:p>0.950218</text:p>
          </table:table-cell>
          <table:table-cell office:value-type="float" office:value="2.167944" calcext:value-type="float">
            <text:p>2.167944</text:p>
          </table:table-cell>
        </table:table-row>
        <table:table-row table:style-name="ro1">
          <table:table-cell office:value-type="float" office:value="0.895707" calcext:value-type="float">
            <text:p>0.895707</text:p>
          </table:table-cell>
          <table:table-cell office:value-type="float" office:value="2.115928" calcext:value-type="float">
            <text:p>2.115928</text:p>
          </table:table-cell>
        </table:table-row>
        <table:table-row table:style-name="ro1">
          <table:table-cell office:value-type="float" office:value="0.84256" calcext:value-type="float">
            <text:p>0.84256</text:p>
          </table:table-cell>
          <table:table-cell office:value-type="float" office:value="2.064396" calcext:value-type="float">
            <text:p>2.064396</text:p>
          </table:table-cell>
        </table:table-row>
        <table:table-row table:style-name="ro1">
          <table:table-cell office:value-type="float" office:value="0.789412" calcext:value-type="float">
            <text:p>0.789412</text:p>
          </table:table-cell>
          <table:table-cell office:value-type="float" office:value="2.01387" calcext:value-type="float">
            <text:p>2.01387</text:p>
          </table:table-cell>
        </table:table-row>
        <table:table-row table:style-name="ro1">
          <table:table-cell office:value-type="float" office:value="0.736264" calcext:value-type="float">
            <text:p>0.736264</text:p>
          </table:table-cell>
          <table:table-cell office:value-type="float" office:value="1.963563" calcext:value-type="float">
            <text:p>1.963563</text:p>
          </table:table-cell>
        </table:table-row>
        <table:table-row table:style-name="ro1">
          <table:table-cell office:value-type="float" office:value="0.681754" calcext:value-type="float">
            <text:p>0.681754</text:p>
          </table:table-cell>
          <table:table-cell office:value-type="float" office:value="1.912767" calcext:value-type="float">
            <text:p>1.912767</text:p>
          </table:table-cell>
        </table:table-row>
        <table:table-row table:style-name="ro1">
          <table:table-cell office:value-type="float" office:value="0.627244" calcext:value-type="float">
            <text:p>0.627244</text:p>
          </table:table-cell>
          <table:table-cell office:value-type="float" office:value="1.862507" calcext:value-type="float">
            <text:p>1.862507</text:p>
          </table:table-cell>
        </table:table-row>
        <table:table-row table:style-name="ro1">
          <table:table-cell office:value-type="float" office:value="0.574096" calcext:value-type="float">
            <text:p>0.574096</text:p>
          </table:table-cell>
          <table:table-cell office:value-type="float" office:value="1.812176" calcext:value-type="float">
            <text:p>1.812176</text:p>
          </table:table-cell>
        </table:table-row>
        <table:table-row table:style-name="ro1">
          <table:table-cell office:value-type="float" office:value="0.522311" calcext:value-type="float">
            <text:p>0.522311</text:p>
          </table:table-cell>
          <table:table-cell office:value-type="float" office:value="1.761956" calcext:value-type="float">
            <text:p>1.761956</text:p>
          </table:table-cell>
        </table:table-row>
        <table:table-row table:style-name="ro1">
          <table:table-cell office:value-type="float" office:value="0.467801" calcext:value-type="float">
            <text:p>0.467801</text:p>
          </table:table-cell>
          <table:table-cell office:value-type="float" office:value="1.711456" calcext:value-type="float">
            <text:p>1.711456</text:p>
          </table:table-cell>
        </table:table-row>
        <table:table-row table:style-name="ro1">
          <table:table-cell office:value-type="float" office:value="0.413291" calcext:value-type="float">
            <text:p>0.413291</text:p>
          </table:table-cell>
          <table:table-cell office:value-type="float" office:value="1.661412" calcext:value-type="float">
            <text:p>1.661412</text:p>
          </table:table-cell>
        </table:table-row>
        <table:table-row table:style-name="ro1">
          <table:table-cell office:value-type="float" office:value="0.361506" calcext:value-type="float">
            <text:p>0.361506</text:p>
          </table:table-cell>
          <table:table-cell office:value-type="float" office:value="1.610219" calcext:value-type="float">
            <text:p>1.610219</text:p>
          </table:table-cell>
        </table:table-row>
        <table:table-row table:style-name="ro1">
          <table:table-cell office:value-type="float" office:value="0.306996" calcext:value-type="float">
            <text:p>0.306996</text:p>
          </table:table-cell>
          <table:table-cell office:value-type="float" office:value="1.560404" calcext:value-type="float">
            <text:p>1.560404</text:p>
          </table:table-cell>
        </table:table-row>
        <table:table-row table:style-name="ro1">
          <table:table-cell office:value-type="float" office:value="0.251122" calcext:value-type="float">
            <text:p>0.251122</text:p>
          </table:table-cell>
          <table:table-cell office:value-type="float" office:value="1.510933" calcext:value-type="float">
            <text:p>1.510933</text:p>
          </table:table-cell>
        </table:table-row>
        <table:table-row table:style-name="ro1">
          <table:table-cell office:value-type="float" office:value="0.196612" calcext:value-type="float">
            <text:p>0.196612</text:p>
          </table:table-cell>
          <table:table-cell office:value-type="float" office:value="1.461679" calcext:value-type="float">
            <text:p>1.461679</text:p>
          </table:table-cell>
        </table:table-row>
        <table:table-row table:style-name="ro1">
          <table:table-cell office:value-type="float" office:value="0.142102" calcext:value-type="float">
            <text:p>0.142102</text:p>
          </table:table-cell>
          <table:table-cell office:value-type="float" office:value="1.41193" calcext:value-type="float">
            <text:p>1.41193</text:p>
          </table:table-cell>
        </table:table-row>
        <table:table-row table:style-name="ro1">
          <table:table-cell office:value-type="float" office:value="0.088954" calcext:value-type="float">
            <text:p>0.088954</text:p>
          </table:table-cell>
          <table:table-cell office:value-type="float" office:value="1.361186" calcext:value-type="float">
            <text:p>1.361186</text:p>
          </table:table-cell>
        </table:table-row>
        <table:table-row table:style-name="ro1">
          <table:table-cell office:value-type="float" office:value="0.034444" calcext:value-type="float">
            <text:p>0.034444</text:p>
          </table:table-cell>
          <table:table-cell office:value-type="float" office:value="1.311768" calcext:value-type="float">
            <text:p>1.311768</text:p>
          </table:table-cell>
        </table:table-row>
        <table:table-row table:style-name="ro1">
          <table:table-cell office:value-type="float" office:value="-0.020067" calcext:value-type="float">
            <text:p>-0.020067</text:p>
          </table:table-cell>
          <table:table-cell office:value-type="float" office:value="1.262454" calcext:value-type="float">
            <text:p>1.262454</text:p>
          </table:table-cell>
        </table:table-row>
        <table:table-row table:style-name="ro1">
          <table:table-cell office:value-type="float" office:value="-0.073214" calcext:value-type="float">
            <text:p>-0.073214</text:p>
          </table:table-cell>
          <table:table-cell office:value-type="float" office:value="1.212683" calcext:value-type="float">
            <text:p>1.212683</text:p>
          </table:table-cell>
        </table:table-row>
        <table:table-row table:style-name="ro1">
          <table:table-cell office:value-type="float" office:value="-0.124999" calcext:value-type="float">
            <text:p>-0.124999</text:p>
          </table:table-cell>
          <table:table-cell office:value-type="float" office:value="1.163555" calcext:value-type="float">
            <text:p>1.163555</text:p>
          </table:table-cell>
        </table:table-row>
        <table:table-row table:style-name="ro1">
          <table:table-cell office:value-type="float" office:value="-0.178147" calcext:value-type="float">
            <text:p>-0.178147</text:p>
          </table:table-cell>
          <table:table-cell office:value-type="float" office:value="1.114364" calcext:value-type="float">
            <text:p>1.114364</text:p>
          </table:table-cell>
        </table:table-row>
        <table:table-row table:style-name="ro1">
          <table:table-cell office:value-type="float" office:value="-0.231294" calcext:value-type="float">
            <text:p>-0.231294</text:p>
          </table:table-cell>
          <table:table-cell office:value-type="float" office:value="1.065007" calcext:value-type="float">
            <text:p>1.065007</text:p>
          </table:table-cell>
        </table:table-row>
        <table:table-row table:style-name="ro1">
          <table:table-cell office:value-type="float" office:value="-0.284442" calcext:value-type="float">
            <text:p>-0.284442</text:p>
          </table:table-cell>
          <table:table-cell office:value-type="float" office:value="1.0155" calcext:value-type="float">
            <text:p>1.0155</text:p>
          </table:table-cell>
        </table:table-row>
        <table:table-row table:style-name="ro1">
          <table:table-cell office:value-type="float" office:value="-0.338952" calcext:value-type="float">
            <text:p>-0.338952</text:p>
          </table:table-cell>
          <table:table-cell office:value-type="float" office:value="0.966632" calcext:value-type="float">
            <text:p>0.966632</text:p>
          </table:table-cell>
        </table:table-row>
        <table:table-row table:style-name="ro1">
          <table:table-cell office:value-type="float" office:value="-0.3921" calcext:value-type="float">
            <text:p>-0.3921</text:p>
          </table:table-cell>
          <table:table-cell office:value-type="float" office:value="0.91612" calcext:value-type="float">
            <text:p>0.91612</text:p>
          </table:table-cell>
        </table:table-row>
        <table:table-row table:style-name="ro1">
          <table:table-cell office:value-type="float" office:value="-0.443884" calcext:value-type="float">
            <text:p>-0.443884</text:p>
          </table:table-cell>
          <table:table-cell office:value-type="float" office:value="0.866788" calcext:value-type="float">
            <text:p>0.866788</text:p>
          </table:table-cell>
        </table:table-row>
        <table:table-row table:style-name="ro1">
          <table:table-cell office:value-type="float" office:value="-0.497032" calcext:value-type="float">
            <text:p>-0.497032</text:p>
          </table:table-cell>
          <table:table-cell office:value-type="float" office:value="0.815737" calcext:value-type="float">
            <text:p>0.815737</text:p>
          </table:table-cell>
        </table:table-row>
        <table:table-row table:style-name="ro1">
          <table:table-cell office:value-type="float" office:value="-0.551542" calcext:value-type="float">
            <text:p>-0.551542</text:p>
          </table:table-cell>
          <table:table-cell office:value-type="float" office:value="0.765637" calcext:value-type="float">
            <text:p>0.765637</text:p>
          </table:table-cell>
        </table:table-row>
        <table:table-row table:style-name="ro1">
          <table:table-cell office:value-type="float" office:value="-0.606053" calcext:value-type="float">
            <text:p>-0.606053</text:p>
          </table:table-cell>
          <table:table-cell office:value-type="float" office:value="0.716245" calcext:value-type="float">
            <text:p>0.716245</text:p>
          </table:table-cell>
        </table:table-row>
        <table:table-row table:style-name="ro1">
          <table:table-cell office:value-type="float" office:value="-0.661926" calcext:value-type="float">
            <text:p>-0.661926</text:p>
          </table:table-cell>
          <table:table-cell office:value-type="float" office:value="0.66543" calcext:value-type="float">
            <text:p>0.66543</text:p>
          </table:table-cell>
        </table:table-row>
        <table:table-row table:style-name="ro1">
          <table:table-cell office:value-type="float" office:value="-0.716436" calcext:value-type="float">
            <text:p>-0.716436</text:p>
          </table:table-cell>
          <table:table-cell office:value-type="float" office:value="0.614916" calcext:value-type="float">
            <text:p>0.614916</text:p>
          </table:table-cell>
        </table:table-row>
        <table:table-row table:style-name="ro1">
          <table:table-cell office:value-type="float" office:value="-0.768221" calcext:value-type="float">
            <text:p>-0.768221</text:p>
          </table:table-cell>
          <table:table-cell office:value-type="float" office:value="0.563529" calcext:value-type="float">
            <text:p>0.563529</text:p>
          </table:table-cell>
        </table:table-row>
        <table:table-row table:style-name="ro1">
          <table:table-cell office:value-type="float" office:value="-0.821369" calcext:value-type="float">
            <text:p>-0.821369</text:p>
          </table:table-cell>
          <table:table-cell office:value-type="float" office:value="0.512806" calcext:value-type="float">
            <text:p>0.512806</text:p>
          </table:table-cell>
        </table:table-row>
        <table:table-row table:style-name="ro1">
          <table:table-cell office:value-type="float" office:value="-0.871791" calcext:value-type="float">
            <text:p>-0.871791</text:p>
          </table:table-cell>
          <table:table-cell office:value-type="float" office:value="0.465689" calcext:value-type="float">
            <text:p>0.465689</text:p>
          </table:table-cell>
        </table:table-row>
        <table:table-row table:style-name="ro1">
          <table:table-cell office:value-type="float" office:value="-0.92085" calcext:value-type="float">
            <text:p>-0.92085</text:p>
          </table:table-cell>
          <table:table-cell office:value-type="float" office:value="0.424427" calcext:value-type="float">
            <text:p>0.424427</text:p>
          </table:table-cell>
        </table:table-row>
        <table:table-row table:style-name="ro1">
          <table:table-cell office:value-type="float" office:value="-0.968547" calcext:value-type="float">
            <text:p>-0.968547</text:p>
          </table:table-cell>
          <table:table-cell office:value-type="float" office:value="0.381917" calcext:value-type="float">
            <text:p>0.381917</text:p>
          </table:table-cell>
        </table:table-row>
        <table:table-row table:style-name="ro1">
          <table:table-cell office:value-type="float" office:value="-1.018969" calcext:value-type="float">
            <text:p>-1.018969</text:p>
          </table:table-cell>
          <table:table-cell office:value-type="float" office:value="0.338093" calcext:value-type="float">
            <text:p>0.338093</text:p>
          </table:table-cell>
        </table:table-row>
        <table:table-row table:style-name="ro1">
          <table:table-cell office:value-type="float" office:value="-1.069391" calcext:value-type="float">
            <text:p>-1.069391</text:p>
          </table:table-cell>
          <table:table-cell office:value-type="float" office:value="0.294905" calcext:value-type="float">
            <text:p>0.294905</text:p>
          </table:table-cell>
        </table:table-row>
        <table:table-row table:style-name="ro1">
          <table:table-cell office:value-type="float" office:value="-1.121176" calcext:value-type="float">
            <text:p>-1.121176</text:p>
          </table:table-cell>
          <table:table-cell office:value-type="float" office:value="0.247797" calcext:value-type="float">
            <text:p>0.247797</text:p>
          </table:table-cell>
        </table:table-row>
        <table:table-row table:style-name="ro1">
          <table:table-cell office:value-type="float" office:value="-1.174323" calcext:value-type="float">
            <text:p>-1.174323</text:p>
          </table:table-cell>
          <table:table-cell office:value-type="float" office:value="0.19913" calcext:value-type="float">
            <text:p>0.19913</text:p>
          </table:table-cell>
        </table:table-row>
        <table:table-row table:style-name="ro1">
          <table:table-cell office:value-type="float" office:value="-1.228833" calcext:value-type="float">
            <text:p>-1.228833</text:p>
          </table:table-cell>
          <table:table-cell office:value-type="float" office:value="0.149399" calcext:value-type="float">
            <text:p>0.149399</text:p>
          </table:table-cell>
        </table:table-row>
        <table:table-row table:style-name="ro1">
          <table:table-cell office:value-type="float" office:value="-1.283344" calcext:value-type="float">
            <text:p>-1.283344</text:p>
          </table:table-cell>
          <table:table-cell office:value-type="float" office:value="0.099254" calcext:value-type="float">
            <text:p>0.099254</text:p>
          </table:table-cell>
        </table:table-row>
        <table:table-row table:style-name="ro1">
          <table:table-cell office:value-type="float" office:value="-1.339217" calcext:value-type="float">
            <text:p>-1.339217</text:p>
          </table:table-cell>
          <table:table-cell office:value-type="float" office:value="0.047101" calcext:value-type="float">
            <text:p>0.047101</text:p>
          </table:table-cell>
        </table:table-row>
        <table:table-row table:style-name="ro1">
          <table:table-cell office:value-type="float" office:value="-1.393727" calcext:value-type="float">
            <text:p>-1.393727</text:p>
          </table:table-cell>
          <table:table-cell office:value-type="float" office:value="-0.006718" calcext:value-type="float">
            <text:p>-0.006718</text:p>
          </table:table-cell>
        </table:table-row>
        <table:table-row table:style-name="ro1">
          <table:table-cell office:value-type="float" office:value="-1.446875" calcext:value-type="float">
            <text:p>-1.446875</text:p>
          </table:table-cell>
          <table:table-cell office:value-type="float" office:value="-0.058841" calcext:value-type="float">
            <text:p>-0.058841</text:p>
          </table:table-cell>
        </table:table-row>
        <table:table-row table:style-name="ro1">
          <table:table-cell office:value-type="float" office:value="-1.500022" calcext:value-type="float">
            <text:p>-1.500022</text:p>
          </table:table-cell>
          <table:table-cell office:value-type="float" office:value="-0.11253" calcext:value-type="float">
            <text:p>-0.11253</text:p>
          </table:table-cell>
        </table:table-row>
        <table:table-row table:style-name="ro1">
          <table:table-cell office:value-type="float" office:value="-1.554533" calcext:value-type="float">
            <text:p>-1.554533</text:p>
          </table:table-cell>
          <table:table-cell office:value-type="float" office:value="-0.165611" calcext:value-type="float">
            <text:p>-0.165611</text:p>
          </table:table-cell>
        </table:table-row>
        <table:table-row table:style-name="ro1">
          <table:table-cell office:value-type="float" office:value="-1.609043" calcext:value-type="float">
            <text:p>-1.609043</text:p>
          </table:table-cell>
          <table:table-cell office:value-type="float" office:value="-0.219594" calcext:value-type="float">
            <text:p>-0.219594</text:p>
          </table:table-cell>
        </table:table-row>
        <table:table-row table:style-name="ro1">
          <table:table-cell office:value-type="float" office:value="-1.663553" calcext:value-type="float">
            <text:p>-1.663553</text:p>
          </table:table-cell>
          <table:table-cell office:value-type="float" office:value="-0.272674" calcext:value-type="float">
            <text:p>-0.272674</text:p>
          </table:table-cell>
        </table:table-row>
        <table:table-row table:style-name="ro1">
          <table:table-cell office:value-type="float" office:value="-1.718064" calcext:value-type="float">
            <text:p>-1.718064</text:p>
          </table:table-cell>
          <table:table-cell office:value-type="float" office:value="-0.323471" calcext:value-type="float">
            <text:p>-0.323471</text:p>
          </table:table-cell>
        </table:table-row>
        <table:table-row table:style-name="ro1">
          <table:table-cell office:value-type="float" office:value="-1.772574" calcext:value-type="float">
            <text:p>-1.772574</text:p>
          </table:table-cell>
          <table:table-cell office:value-type="float" office:value="-0.37464" calcext:value-type="float">
            <text:p>-0.37464</text:p>
          </table:table-cell>
        </table:table-row>
        <table:table-row table:style-name="ro1">
          <table:table-cell office:value-type="float" office:value="-1.828447" calcext:value-type="float">
            <text:p>-1.828447</text:p>
          </table:table-cell>
          <table:table-cell office:value-type="float" office:value="-0.425557" calcext:value-type="float">
            <text:p>-0.425557</text:p>
          </table:table-cell>
        </table:table-row>
        <table:table-row table:style-name="ro1">
          <table:table-cell office:value-type="float" office:value="-1.882958" calcext:value-type="float">
            <text:p>-1.882958</text:p>
          </table:table-cell>
          <table:table-cell office:value-type="float" office:value="-0.476073" calcext:value-type="float">
            <text:p>-0.476073</text:p>
          </table:table-cell>
        </table:table-row>
        <table:table-row table:style-name="ro1">
          <table:table-cell office:value-type="float" office:value="-1.938831" calcext:value-type="float">
            <text:p>-1.938831</text:p>
          </table:table-cell>
          <table:table-cell office:value-type="float" office:value="-0.526494" calcext:value-type="float">
            <text:p>-0.526494</text:p>
          </table:table-cell>
        </table:table-row>
        <table:table-row table:style-name="ro1">
          <table:table-cell office:value-type="float" office:value="-1.993341" calcext:value-type="float">
            <text:p>-1.993341</text:p>
          </table:table-cell>
          <table:table-cell office:value-type="float" office:value="-0.576175" calcext:value-type="float">
            <text:p>-0.576175</text:p>
          </table:table-cell>
        </table:table-row>
        <table:table-row table:style-name="ro1">
          <table:table-cell office:value-type="float" office:value="-2.047852" calcext:value-type="float">
            <text:p>-2.047852</text:p>
          </table:table-cell>
          <table:table-cell office:value-type="float" office:value="-0.62714" calcext:value-type="float">
            <text:p>-0.62714</text:p>
          </table:table-cell>
        </table:table-row>
        <table:table-row table:style-name="ro1">
          <table:table-cell office:value-type="float" office:value="-2.099636" calcext:value-type="float">
            <text:p>-2.099636</text:p>
          </table:table-cell>
          <table:table-cell office:value-type="float" office:value="-0.676269" calcext:value-type="float">
            <text:p>-0.676269</text:p>
          </table:table-cell>
        </table:table-row>
        <table:table-row table:style-name="ro1">
          <table:table-cell office:value-type="float" office:value="-2.152784" calcext:value-type="float">
            <text:p>-2.152784</text:p>
          </table:table-cell>
          <table:table-cell office:value-type="float" office:value="-0.725443" calcext:value-type="float">
            <text:p>-0.725443</text:p>
          </table:table-cell>
        </table:table-row>
        <table:table-row table:style-name="ro1">
          <table:table-cell office:value-type="float" office:value="-2.204569" calcext:value-type="float">
            <text:p>-2.204569</text:p>
          </table:table-cell>
          <table:table-cell office:value-type="float" office:value="-0.774111" calcext:value-type="float">
            <text:p>-0.774111</text:p>
          </table:table-cell>
        </table:table-row>
        <table:table-row table:style-name="ro1">
          <table:table-cell office:value-type="float" office:value="-2.256353" calcext:value-type="float">
            <text:p>-2.256353</text:p>
          </table:table-cell>
          <table:table-cell office:value-type="float" office:value="-0.821669" calcext:value-type="float">
            <text:p>-0.821669</text:p>
          </table:table-cell>
        </table:table-row>
        <table:table-row table:style-name="ro1">
          <table:table-cell office:value-type="float" office:value="-2.310864" calcext:value-type="float">
            <text:p>-2.310864</text:p>
          </table:table-cell>
          <table:table-cell office:value-type="float" office:value="-0.86852" calcext:value-type="float">
            <text:p>-0.86852</text:p>
          </table:table-cell>
        </table:table-row>
        <table:table-row table:style-name="ro1">
          <table:table-cell office:value-type="float" office:value="-2.365374" calcext:value-type="float">
            <text:p>-2.365374</text:p>
          </table:table-cell>
          <table:table-cell office:value-type="float" office:value="-0.914827" calcext:value-type="float">
            <text:p>-0.914827</text:p>
          </table:table-cell>
        </table:table-row>
        <table:table-row table:style-name="ro1">
          <table:table-cell office:value-type="float" office:value="-2.418522" calcext:value-type="float">
            <text:p>-2.418522</text:p>
          </table:table-cell>
          <table:table-cell office:value-type="float" office:value="-0.960368" calcext:value-type="float">
            <text:p>-0.960368</text:p>
          </table:table-cell>
        </table:table-row>
        <table:table-row table:style-name="ro1">
          <table:table-cell office:value-type="float" office:value="-2.470306" calcext:value-type="float">
            <text:p>-2.470306</text:p>
          </table:table-cell>
          <table:table-cell office:value-type="float" office:value="-1.008515" calcext:value-type="float">
            <text:p>-1.008515</text:p>
          </table:table-cell>
        </table:table-row>
        <table:table-row table:style-name="ro1">
          <table:table-cell office:value-type="float" office:value="-2.522091" calcext:value-type="float">
            <text:p>-2.522091</text:p>
          </table:table-cell>
          <table:table-cell office:value-type="float" office:value="-1.055953" calcext:value-type="float">
            <text:p>-1.055953</text:p>
          </table:table-cell>
        </table:table-row>
        <table:table-row table:style-name="ro1">
          <table:table-cell office:value-type="float" office:value="-2.572513" calcext:value-type="float">
            <text:p>-2.572513</text:p>
          </table:table-cell>
          <table:table-cell office:value-type="float" office:value="-1.104095" calcext:value-type="float">
            <text:p>-1.104095</text:p>
          </table:table-cell>
        </table:table-row>
        <table:table-row table:style-name="ro1">
          <table:table-cell office:value-type="float" office:value="-2.624298" calcext:value-type="float">
            <text:p>-2.624298</text:p>
          </table:table-cell>
          <table:table-cell office:value-type="float" office:value="-1.153222" calcext:value-type="float">
            <text:p>-1.153222</text:p>
          </table:table-cell>
        </table:table-row>
        <table:table-row table:style-name="ro1">
          <table:table-cell office:value-type="float" office:value="-2.678808" calcext:value-type="float">
            <text:p>-2.678808</text:p>
          </table:table-cell>
          <table:table-cell office:value-type="float" office:value="-1.200408" calcext:value-type="float">
            <text:p>-1.200408</text:p>
          </table:table-cell>
        </table:table-row>
        <table:table-row table:style-name="ro1">
          <table:table-cell office:value-type="float" office:value="-2.730593" calcext:value-type="float">
            <text:p>-2.730593</text:p>
          </table:table-cell>
          <table:table-cell office:value-type="float" office:value="-1.249707" calcext:value-type="float">
            <text:p>-1.249707</text:p>
          </table:table-cell>
        </table:table-row>
        <table:table-row table:style-name="ro1">
          <table:table-cell office:value-type="float" office:value="-2.783741" calcext:value-type="float">
            <text:p>-2.783741</text:p>
          </table:table-cell>
          <table:table-cell office:value-type="float" office:value="-1.300139" calcext:value-type="float">
            <text:p>-1.300139</text:p>
          </table:table-cell>
        </table:table-row>
        <table:table-row table:style-name="ro1">
          <table:table-cell office:value-type="float" office:value="-2.838251" calcext:value-type="float">
            <text:p>-2.838251</text:p>
          </table:table-cell>
          <table:table-cell office:value-type="float" office:value="-1.350995" calcext:value-type="float">
            <text:p>-1.350995</text:p>
          </table:table-cell>
        </table:table-row>
        <table:table-row table:style-name="ro1">
          <table:table-cell office:value-type="float" office:value="-2.894124" calcext:value-type="float">
            <text:p>-2.894124</text:p>
          </table:table-cell>
          <table:table-cell office:value-type="float" office:value="-1.401218" calcext:value-type="float">
            <text:p>-1.401218</text:p>
          </table:table-cell>
        </table:table-row>
        <table:table-row table:style-name="ro1">
          <table:table-cell office:value-type="float" office:value="-2.948634" calcext:value-type="float">
            <text:p>-2.948634</text:p>
          </table:table-cell>
          <table:table-cell office:value-type="float" office:value="-1.452555" calcext:value-type="float">
            <text:p>-1.452555</text:p>
          </table:table-cell>
        </table:table-row>
        <table:table-row table:style-name="ro1">
          <table:table-cell office:value-type="float" office:value="-3.003145" calcext:value-type="float">
            <text:p>-3.003145</text:p>
          </table:table-cell>
          <table:table-cell office:value-type="float" office:value="-1.502986" calcext:value-type="float">
            <text:p>-1.502986</text:p>
          </table:table-cell>
        </table:table-row>
        <table:table-row table:style-name="ro1">
          <table:table-cell office:value-type="float" office:value="-3.056292" calcext:value-type="float">
            <text:p>-3.056292</text:p>
          </table:table-cell>
          <table:table-cell office:value-type="float" office:value="-1.553852" calcext:value-type="float">
            <text:p>-1.553852</text:p>
          </table:table-cell>
        </table:table-row>
        <table:table-row table:style-name="ro1">
          <table:table-cell office:value-type="float" office:value="-3.10944" calcext:value-type="float">
            <text:p>-3.10944</text:p>
          </table:table-cell>
          <table:table-cell office:value-type="float" office:value="-1.605381" calcext:value-type="float">
            <text:p>-1.605381</text:p>
          </table:table-cell>
        </table:table-row>
        <table:table-row table:style-name="ro1">
          <table:table-cell office:value-type="float" office:value="3.120598" calcext:value-type="float">
            <text:p>3.120598</text:p>
          </table:table-cell>
          <table:table-cell office:value-type="float" office:value="-1.656225" calcext:value-type="float">
            <text:p>-1.656225</text:p>
          </table:table-cell>
        </table:table-row>
        <table:table-row table:style-name="ro1">
          <table:table-cell office:value-type="float" office:value="3.068813" calcext:value-type="float">
            <text:p>3.068813</text:p>
          </table:table-cell>
          <table:table-cell office:value-type="float" office:value="-1.70626" calcext:value-type="float">
            <text:p>-1.70626</text:p>
          </table:table-cell>
        </table:table-row>
        <table:table-row table:style-name="ro1">
          <table:table-cell office:value-type="float" office:value="3.017028" calcext:value-type="float">
            <text:p>3.017028</text:p>
          </table:table-cell>
          <table:table-cell office:value-type="float" office:value="-1.756482" calcext:value-type="float">
            <text:p>-1.756482</text:p>
          </table:table-cell>
        </table:table-row>
        <table:table-row table:style-name="ro1">
          <table:table-cell office:value-type="float" office:value="2.963881" calcext:value-type="float">
            <text:p>2.963881</text:p>
          </table:table-cell>
          <table:table-cell office:value-type="float" office:value="-1.807026" calcext:value-type="float">
            <text:p>-1.807026</text:p>
          </table:table-cell>
        </table:table-row>
        <table:table-row table:style-name="ro1">
          <table:table-cell office:value-type="float" office:value="2.910733" calcext:value-type="float">
            <text:p>2.910733</text:p>
          </table:table-cell>
          <table:table-cell office:value-type="float" office:value="-1.856911" calcext:value-type="float">
            <text:p>-1.856911</text:p>
          </table:table-cell>
        </table:table-row>
        <table:table-row table:style-name="ro1">
          <table:table-cell office:value-type="float" office:value="2.85486" calcext:value-type="float">
            <text:p>2.85486</text:p>
          </table:table-cell>
          <table:table-cell office:value-type="float" office:value="-1.907344" calcext:value-type="float">
            <text:p>-1.907344</text:p>
          </table:table-cell>
        </table:table-row>
        <table:table-row table:style-name="ro1">
          <table:table-cell office:value-type="float" office:value="2.798987" calcext:value-type="float">
            <text:p>2.798987</text:p>
          </table:table-cell>
          <table:table-cell office:value-type="float" office:value="-1.956814" calcext:value-type="float">
            <text:p>-1.956814</text:p>
          </table:table-cell>
        </table:table-row>
        <table:table-row table:style-name="ro1">
          <table:table-cell office:value-type="float" office:value="2.743114" calcext:value-type="float">
            <text:p>2.743114</text:p>
          </table:table-cell>
          <table:table-cell office:value-type="float" office:value="-2.007509" calcext:value-type="float">
            <text:p>-2.007509</text:p>
          </table:table-cell>
        </table:table-row>
        <table:table-row table:style-name="ro1">
          <table:table-cell office:value-type="float" office:value="2.687241" calcext:value-type="float">
            <text:p>2.687241</text:p>
          </table:table-cell>
          <table:table-cell office:value-type="float" office:value="-2.057363" calcext:value-type="float">
            <text:p>-2.057363</text:p>
          </table:table-cell>
        </table:table-row>
        <table:table-row table:style-name="ro1">
          <table:table-cell office:value-type="float" office:value="2.634093" calcext:value-type="float">
            <text:p>2.634093</text:p>
          </table:table-cell>
          <table:table-cell office:value-type="float" office:value="-2.107217" calcext:value-type="float">
            <text:p>-2.107217</text:p>
          </table:table-cell>
        </table:table-row>
        <table:table-row table:style-name="ro1">
          <table:table-cell office:value-type="float" office:value="2.580945" calcext:value-type="float">
            <text:p>2.580945</text:p>
          </table:table-cell>
          <table:table-cell office:value-type="float" office:value="-2.156169" calcext:value-type="float">
            <text:p>-2.156169</text:p>
          </table:table-cell>
        </table:table-row>
        <table:table-row table:style-name="ro1">
          <table:table-cell office:value-type="float" office:value="2.529161" calcext:value-type="float">
            <text:p>2.529161</text:p>
          </table:table-cell>
          <table:table-cell office:value-type="float" office:value="-2.205749" calcext:value-type="float">
            <text:p>-2.205749</text:p>
          </table:table-cell>
        </table:table-row>
        <table:table-row table:style-name="ro1">
          <table:table-cell office:value-type="float" office:value="2.478739" calcext:value-type="float">
            <text:p>2.478739</text:p>
          </table:table-cell>
          <table:table-cell office:value-type="float" office:value="-2.254908" calcext:value-type="float">
            <text:p>-2.254908</text:p>
          </table:table-cell>
        </table:table-row>
        <table:table-row table:style-name="ro1">
          <table:table-cell office:value-type="float" office:value="2.426954" calcext:value-type="float">
            <text:p>2.426954</text:p>
          </table:table-cell>
          <table:table-cell office:value-type="float" office:value="-2.30295" calcext:value-type="float">
            <text:p>-2.30295</text:p>
          </table:table-cell>
        </table:table-row>
        <table:table-row table:style-name="ro1">
          <table:table-cell office:value-type="float" office:value="2.375169" calcext:value-type="float">
            <text:p>2.375169</text:p>
          </table:table-cell>
          <table:table-cell office:value-type="float" office:value="-2.350527" calcext:value-type="float">
            <text:p>-2.350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3:20:51.571446342</meta:creation-date>
    <dc:date>2017-11-05T13:24:13.730111329</dc:date>
    <meta:editing-duration>PT3M22S</meta:editing-duration>
    <meta:editing-cycles>1</meta:editing-cycles>
    <meta:document-statistic meta:table-count="1" meta:cell-count="62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008cm" svg:height="14.318cm" xlink:href=".." xlink:type="simple" chart:class="chart:line" chart:style-name="ch1">
        <chart:legend chart:legend-position="end" svg:x="40.156cm" svg:y="6.611cm" style:legend-expansion="high" chart:style-name="ch2"/>
        <chart:plot-area chart:style-name="ch3" table:cell-range-address="Sheet1.A1:Sheet1.B311" svg:x="0.86cm" svg:y="0.286cm" svg:width="38.436cm" svg:height="13.746cm">
          <chartooo:coordinate-region svg:x="1.402cm" svg:y="0.485cm" svg:width="37.753cm" svg:height="13.3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11" chart:class="chart:line">
            <chart:data-point chart:repeated="311"/>
          </chart:series>
          <chart:series chart:style-name="ch7" chart:values-cell-range-address="Sheet1.B1:Sheet1.B311" chart:class="chart:line">
            <chart:data-point chart:repeated="3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311</svg:desc>
                </draw:g>
              </table:table-cell>
              <table:table-cell office:value-type="float" office:value="0.000084">
                <text:p>0.000084</text:p>
                <draw:g>
                  <svg:desc>Sheet1.B1:Sheet1.B3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63">
                <text:p>0.001363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8177">
                <text:p>-0.008177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34069">
                <text:p>-0.034069</text:p>
              </table:table-cell>
              <table:table-cell office:value-type="float" office:value="-0.001673">
                <text:p>-0.001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6405">
                <text:p>-0.06405</text:p>
              </table:table-cell>
              <table:table-cell office:value-type="float" office:value="-0.019088">
                <text:p>-0.019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0357">
                <text:p>-0.10357</text:p>
              </table:table-cell>
              <table:table-cell office:value-type="float" office:value="-0.047179">
                <text:p>-0.047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51266">
                <text:p>-0.151266</text:p>
              </table:table-cell>
              <table:table-cell office:value-type="float" office:value="-0.079039">
                <text:p>-0.079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00326">
                <text:p>-0.200326</text:p>
              </table:table-cell>
              <table:table-cell office:value-type="float" office:value="-0.114765">
                <text:p>-0.114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53473">
                <text:p>-0.253473</text:p>
              </table:table-cell>
              <table:table-cell office:value-type="float" office:value="-0.153707">
                <text:p>-0.153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02532">
                <text:p>-0.302532</text:p>
              </table:table-cell>
              <table:table-cell office:value-type="float" office:value="-0.190889">
                <text:p>-0.190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48866">
                <text:p>-0.348866</text:p>
              </table:table-cell>
              <table:table-cell office:value-type="float" office:value="-0.223887">
                <text:p>-0.223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93837">
                <text:p>-0.393837</text:p>
              </table:table-cell>
              <table:table-cell office:value-type="float" office:value="-0.249241">
                <text:p>-0.249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30632">
                <text:p>-0.430632</text:p>
              </table:table-cell>
              <table:table-cell office:value-type="float" office:value="-0.268707">
                <text:p>-0.268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60612">
                <text:p>-0.460612</text:p>
              </table:table-cell>
              <table:table-cell office:value-type="float" office:value="-0.283971">
                <text:p>-0.283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90593">
                <text:p>-0.490593</text:p>
              </table:table-cell>
              <table:table-cell office:value-type="float" office:value="-0.290463">
                <text:p>-0.2904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19211">
                <text:p>-0.519211</text:p>
              </table:table-cell>
              <table:table-cell office:value-type="float" office:value="-0.292744">
                <text:p>-0.292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49192">
                <text:p>-0.549192</text:p>
              </table:table-cell>
              <table:table-cell office:value-type="float" office:value="-0.2973">
                <text:p>-0.2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87349">
                <text:p>-0.587349</text:p>
              </table:table-cell>
              <table:table-cell office:value-type="float" office:value="-0.309261">
                <text:p>-0.3092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40496">
                <text:p>-0.640496</text:p>
              </table:table-cell>
              <table:table-cell office:value-type="float" office:value="-0.325918">
                <text:p>-0.325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04546">
                <text:p>-0.704546</text:p>
              </table:table-cell>
              <table:table-cell office:value-type="float" office:value="-0.346523">
                <text:p>-0.3465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79498">
                <text:p>-0.779498</text:p>
              </table:table-cell>
              <table:table-cell office:value-type="float" office:value="-0.373727">
                <text:p>-0.373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58538">
                <text:p>-0.858538</text:p>
              </table:table-cell>
              <table:table-cell office:value-type="float" office:value="-0.406594">
                <text:p>-0.406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37578">
                <text:p>-0.937578</text:p>
              </table:table-cell>
              <table:table-cell office:value-type="float" office:value="-0.450823">
                <text:p>-0.450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08441">
                <text:p>-1.008441</text:p>
              </table:table-cell>
              <table:table-cell office:value-type="float" office:value="-0.505497">
                <text:p>-0.505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075217">
                <text:p>-1.075217</text:p>
              </table:table-cell>
              <table:table-cell office:value-type="float" office:value="-0.570906">
                <text:p>-0.570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139266">
                <text:p>-1.139266</text:p>
              </table:table-cell>
              <table:table-cell office:value-type="float" office:value="-0.641179">
                <text:p>-0.641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204679">
                <text:p>-1.204679</text:p>
              </table:table-cell>
              <table:table-cell office:value-type="float" office:value="-0.712722">
                <text:p>-0.712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268728">
                <text:p>-1.268728</text:p>
              </table:table-cell>
              <table:table-cell office:value-type="float" office:value="-0.780479">
                <text:p>-0.780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334141">
                <text:p>-1.334141</text:p>
              </table:table-cell>
              <table:table-cell office:value-type="float" office:value="-0.843688">
                <text:p>-0.843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99553">
                <text:p>-1.399553</text:p>
              </table:table-cell>
              <table:table-cell office:value-type="float" office:value="-0.900938">
                <text:p>-0.900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46224">
                <text:p>-1.46224</text:p>
              </table:table-cell>
              <table:table-cell office:value-type="float" office:value="-0.957213">
                <text:p>-0.9572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526289">
                <text:p>-1.526289</text:p>
              </table:table-cell>
              <table:table-cell office:value-type="float" office:value="-1.014671">
                <text:p>-1.014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87614">
                <text:p>-1.587614</text:p>
              </table:table-cell>
              <table:table-cell office:value-type="float" office:value="-1.072147">
                <text:p>-1.072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650301">
                <text:p>-1.650301</text:p>
              </table:table-cell>
              <table:table-cell office:value-type="float" office:value="-1.128584">
                <text:p>-1.128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1435">
                <text:p>-1.71435</text:p>
              </table:table-cell>
              <table:table-cell office:value-type="float" office:value="-1.184783">
                <text:p>-1.1847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772949">
                <text:p>-1.772949</text:p>
              </table:table-cell>
              <table:table-cell office:value-type="float" office:value="-1.241368">
                <text:p>-1.241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827459">
                <text:p>-1.827459</text:p>
              </table:table-cell>
              <table:table-cell office:value-type="float" office:value="-1.303828">
                <text:p>-1.303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890146">
                <text:p>-1.890146</text:p>
              </table:table-cell>
              <table:table-cell office:value-type="float" office:value="-1.360801">
                <text:p>-1.360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946019">
                <text:p>-1.946019</text:p>
              </table:table-cell>
              <table:table-cell office:value-type="float" office:value="-1.412986">
                <text:p>-1.412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00053">
                <text:p>-2.00053</text:p>
              </table:table-cell>
              <table:table-cell office:value-type="float" office:value="-1.464577">
                <text:p>-1.4645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053677">
                <text:p>-2.053677</text:p>
              </table:table-cell>
              <table:table-cell office:value-type="float" office:value="-1.515975">
                <text:p>-1.515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105462">
                <text:p>-2.105462</text:p>
              </table:table-cell>
              <table:table-cell office:value-type="float" office:value="-1.566712">
                <text:p>-1.5667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158609">
                <text:p>-2.158609</text:p>
              </table:table-cell>
              <table:table-cell office:value-type="float" office:value="-1.615018">
                <text:p>-1.615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214483">
                <text:p>-2.214483</text:p>
              </table:table-cell>
              <table:table-cell office:value-type="float" office:value="-1.663779">
                <text:p>-1.663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271719">
                <text:p>-2.271719</text:p>
              </table:table-cell>
              <table:table-cell office:value-type="float" office:value="-1.711829">
                <text:p>-1.7118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326229">
                <text:p>-2.326229</text:p>
              </table:table-cell>
              <table:table-cell office:value-type="float" office:value="-1.759681">
                <text:p>-1.7596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378014">
                <text:p>-2.378014</text:p>
              </table:table-cell>
              <table:table-cell office:value-type="float" office:value="-1.813282">
                <text:p>-1.813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429798">
                <text:p>-2.429798</text:p>
              </table:table-cell>
              <table:table-cell office:value-type="float" office:value="-1.868063">
                <text:p>-1.8680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482946">
                <text:p>-2.482946</text:p>
              </table:table-cell>
              <table:table-cell office:value-type="float" office:value="-1.921476">
                <text:p>-1.921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540182">
                <text:p>-2.540182</text:p>
              </table:table-cell>
              <table:table-cell office:value-type="float" office:value="-1.968445">
                <text:p>-1.9684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97418">
                <text:p>-2.597418</text:p>
              </table:table-cell>
              <table:table-cell office:value-type="float" office:value="-2.015495">
                <text:p>-2.0154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654654">
                <text:p>-2.654654</text:p>
              </table:table-cell>
              <table:table-cell office:value-type="float" office:value="-2.064046">
                <text:p>-2.064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710527">
                <text:p>-2.710527</text:p>
              </table:table-cell>
              <table:table-cell office:value-type="float" office:value="-2.114706">
                <text:p>-2.1147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664">
                <text:p>-2.7664</text:p>
              </table:table-cell>
              <table:table-cell office:value-type="float" office:value="-2.16404">
                <text:p>-2.164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818185">
                <text:p>-2.818185</text:p>
              </table:table-cell>
              <table:table-cell office:value-type="float" office:value="-2.213535">
                <text:p>-2.213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868607">
                <text:p>-2.868607</text:p>
              </table:table-cell>
              <table:table-cell office:value-type="float" office:value="-2.266114">
                <text:p>-2.266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920392">
                <text:p>-2.920392</text:p>
              </table:table-cell>
              <table:table-cell office:value-type="float" office:value="-2.318787">
                <text:p>-2.3187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974902">
                <text:p>-2.974902</text:p>
              </table:table-cell>
              <table:table-cell office:value-type="float" office:value="-2.366745">
                <text:p>-2.3667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28049">
                <text:p>-3.028049</text:p>
              </table:table-cell>
              <table:table-cell office:value-type="float" office:value="-2.414149">
                <text:p>-2.414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08256">
                <text:p>-3.08256</text:p>
              </table:table-cell>
              <table:table-cell office:value-type="float" office:value="-2.462207">
                <text:p>-2.4622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135707">
                <text:p>-3.135707</text:p>
              </table:table-cell>
              <table:table-cell office:value-type="float" office:value="-2.513346">
                <text:p>-2.5133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92968">
                <text:p>3.092968</text:p>
              </table:table-cell>
              <table:table-cell office:value-type="float" office:value="-2.563753">
                <text:p>-2.5637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38457">
                <text:p>3.038457</text:p>
              </table:table-cell>
              <table:table-cell office:value-type="float" office:value="-2.614837">
                <text:p>-2.6148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81221">
                <text:p>2.981221</text:p>
              </table:table-cell>
              <table:table-cell office:value-type="float" office:value="-2.66493">
                <text:p>-2.66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25348">
                <text:p>2.925348</text:p>
              </table:table-cell>
              <table:table-cell office:value-type="float" office:value="-2.713128">
                <text:p>-2.7131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70838">
                <text:p>2.870838</text:p>
              </table:table-cell>
              <table:table-cell office:value-type="float" office:value="-2.761124">
                <text:p>-2.761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821778">
                <text:p>2.821778</text:p>
              </table:table-cell>
              <table:table-cell office:value-type="float" office:value="-2.811279">
                <text:p>-2.8112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76807">
                <text:p>2.776807</text:p>
              </table:table-cell>
              <table:table-cell office:value-type="float" office:value="-2.864419">
                <text:p>-2.8644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6385">
                <text:p>2.726385</text:p>
              </table:table-cell>
              <table:table-cell office:value-type="float" office:value="-2.913796">
                <text:p>-2.9137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73238">
                <text:p>2.673238</text:p>
              </table:table-cell>
              <table:table-cell office:value-type="float" office:value="-2.958053">
                <text:p>-2.9580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18727">
                <text:p>2.618727</text:p>
              </table:table-cell>
              <table:table-cell office:value-type="float" office:value="-3.002497">
                <text:p>-3.0024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64217">
                <text:p>2.564217</text:p>
              </table:table-cell>
              <table:table-cell office:value-type="float" office:value="-3.050675">
                <text:p>-3.0506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1107">
                <text:p>2.51107</text:p>
              </table:table-cell>
              <table:table-cell office:value-type="float" office:value="-3.101762">
                <text:p>-3.1017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55196">
                <text:p>2.455196</text:p>
              </table:table-cell>
              <table:table-cell office:value-type="float" office:value="3.130729">
                <text:p>3.130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796">
                <text:p>2.39796</text:p>
              </table:table-cell>
              <table:table-cell office:value-type="float" office:value="3.080888">
                <text:p>3.0808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40724">
                <text:p>2.340724</text:p>
              </table:table-cell>
              <table:table-cell office:value-type="float" office:value="3.031707">
                <text:p>3.0317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87577">
                <text:p>2.287577</text:p>
              </table:table-cell>
              <table:table-cell office:value-type="float" office:value="2.982077">
                <text:p>2.9820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35792">
                <text:p>2.235792</text:p>
              </table:table-cell>
              <table:table-cell office:value-type="float" office:value="2.930211">
                <text:p>2.930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8537">
                <text:p>2.18537</text:p>
              </table:table-cell>
              <table:table-cell office:value-type="float" office:value="2.878803">
                <text:p>2.8788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32223">
                <text:p>2.132223</text:p>
              </table:table-cell>
              <table:table-cell office:value-type="float" office:value="2.828466">
                <text:p>2.8284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79075">
                <text:p>2.079075</text:p>
              </table:table-cell>
              <table:table-cell office:value-type="float" office:value="2.779212">
                <text:p>2.7792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24565">
                <text:p>2.024565</text:p>
              </table:table-cell>
              <table:table-cell office:value-type="float" office:value="2.728459">
                <text:p>2.7284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68692">
                <text:p>1.968692</text:p>
              </table:table-cell>
              <table:table-cell office:value-type="float" office:value="2.677759">
                <text:p>2.6777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15544">
                <text:p>1.915544</text:p>
              </table:table-cell>
              <table:table-cell office:value-type="float" office:value="2.625759">
                <text:p>2.6257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61034">
                <text:p>1.861034</text:p>
              </table:table-cell>
              <table:table-cell office:value-type="float" office:value="2.572782">
                <text:p>2.5727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09249">
                <text:p>1.809249</text:p>
              </table:table-cell>
              <table:table-cell office:value-type="float" office:value="2.520756">
                <text:p>2.5207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58827">
                <text:p>1.758827</text:p>
              </table:table-cell>
              <table:table-cell office:value-type="float" office:value="2.467764">
                <text:p>2.4677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05679">
                <text:p>1.705679</text:p>
              </table:table-cell>
              <table:table-cell office:value-type="float" office:value="2.414161">
                <text:p>2.414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49806">
                <text:p>1.649806</text:p>
              </table:table-cell>
              <table:table-cell office:value-type="float" office:value="2.363693">
                <text:p>2.3636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95296">
                <text:p>1.595296</text:p>
              </table:table-cell>
              <table:table-cell office:value-type="float" office:value="2.31443">
                <text:p>2.314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3806">
                <text:p>1.53806</text:p>
              </table:table-cell>
              <table:table-cell office:value-type="float" office:value="2.265195">
                <text:p>2.265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83549">
                <text:p>1.483549</text:p>
              </table:table-cell>
              <table:table-cell office:value-type="float" office:value="2.215667">
                <text:p>2.215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29039">
                <text:p>1.429039</text:p>
              </table:table-cell>
              <table:table-cell office:value-type="float" office:value="2.164728">
                <text:p>2.164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77254">
                <text:p>1.377254</text:p>
              </table:table-cell>
              <table:table-cell office:value-type="float" office:value="2.114744">
                <text:p>2.1147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25469">
                <text:p>1.325469</text:p>
              </table:table-cell>
              <table:table-cell office:value-type="float" office:value="2.065206">
                <text:p>2.065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73685">
                <text:p>1.273685</text:p>
              </table:table-cell>
              <table:table-cell office:value-type="float" office:value="2.015179">
                <text:p>2.015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20537">
                <text:p>1.220537</text:p>
              </table:table-cell>
              <table:table-cell office:value-type="float" office:value="1.967206">
                <text:p>1.9672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67389">
                <text:p>1.167389</text:p>
              </table:table-cell>
              <table:table-cell office:value-type="float" office:value="1.919429">
                <text:p>1.919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12879">
                <text:p>1.112879</text:p>
              </table:table-cell>
              <table:table-cell office:value-type="float" office:value="1.872432">
                <text:p>1.8724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55643">
                <text:p>1.055643</text:p>
              </table:table-cell>
              <table:table-cell office:value-type="float" office:value="1.826584">
                <text:p>1.8265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03858">
                <text:p>1.003858</text:p>
              </table:table-cell>
              <table:table-cell office:value-type="float" office:value="1.780638">
                <text:p>1.7806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52074">
                <text:p>0.952074</text:p>
              </table:table-cell>
              <table:table-cell office:value-type="float" office:value="1.732016">
                <text:p>1.7320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00289">
                <text:p>0.900289</text:p>
              </table:table-cell>
              <table:table-cell office:value-type="float" office:value="1.683251">
                <text:p>1.6832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5778">
                <text:p>0.845778</text:p>
              </table:table-cell>
              <table:table-cell office:value-type="float" office:value="1.635286">
                <text:p>1.635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3994">
                <text:p>0.793994</text:p>
              </table:table-cell>
              <table:table-cell office:value-type="float" office:value="1.586349">
                <text:p>1.5863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39483">
                <text:p>0.739483</text:p>
              </table:table-cell>
              <table:table-cell office:value-type="float" office:value="1.537692">
                <text:p>1.5376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86336">
                <text:p>0.686336</text:p>
              </table:table-cell>
              <table:table-cell office:value-type="float" office:value="1.490045">
                <text:p>1.4900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34551">
                <text:p>0.634551</text:p>
              </table:table-cell>
              <table:table-cell office:value-type="float" office:value="1.441336">
                <text:p>1.441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81403">
                <text:p>0.581403</text:p>
              </table:table-cell>
              <table:table-cell office:value-type="float" office:value="1.392691">
                <text:p>1.3926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30981">
                <text:p>0.530981</text:p>
              </table:table-cell>
              <table:table-cell office:value-type="float" office:value="1.34423">
                <text:p>1.344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79196">
                <text:p>0.479196</text:p>
              </table:table-cell>
              <table:table-cell office:value-type="float" office:value="1.295783">
                <text:p>1.2957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27411">
                <text:p>0.427411</text:p>
              </table:table-cell>
              <table:table-cell office:value-type="float" office:value="1.245952">
                <text:p>1.2459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75627">
                <text:p>0.375627</text:p>
              </table:table-cell>
              <table:table-cell office:value-type="float" office:value="1.19747">
                <text:p>1.197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2479">
                <text:p>0.322479</text:p>
              </table:table-cell>
              <table:table-cell office:value-type="float" office:value="1.149854">
                <text:p>1.149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70694">
                <text:p>0.270694</text:p>
              </table:table-cell>
              <table:table-cell office:value-type="float" office:value="1.100695">
                <text:p>1.1006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17547">
                <text:p>0.217547</text:p>
              </table:table-cell>
              <table:table-cell office:value-type="float" office:value="1.050563">
                <text:p>1.0505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4399">
                <text:p>0.164399</text:p>
              </table:table-cell>
              <table:table-cell office:value-type="float" office:value="1.00073">
                <text:p>1.000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2614">
                <text:p>0.112614</text:p>
              </table:table-cell>
              <table:table-cell office:value-type="float" office:value="0.950606">
                <text:p>0.9506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9467">
                <text:p>0.059467</text:p>
              </table:table-cell>
              <table:table-cell office:value-type="float" office:value="0.899513">
                <text:p>0.8995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4956">
                <text:p>0.004956</text:p>
              </table:table-cell>
              <table:table-cell office:value-type="float" office:value="0.849004">
                <text:p>0.8490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48191">
                <text:p>-0.048191</text:p>
              </table:table-cell>
              <table:table-cell office:value-type="float" office:value="0.798616">
                <text:p>0.7986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02702">
                <text:p>-0.102702</text:p>
              </table:table-cell>
              <table:table-cell office:value-type="float" office:value="0.745803">
                <text:p>0.7458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55849">
                <text:p>-0.155849</text:p>
              </table:table-cell>
              <table:table-cell office:value-type="float" office:value="0.693291">
                <text:p>0.6932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08997">
                <text:p>-0.208997</text:p>
              </table:table-cell>
              <table:table-cell office:value-type="float" office:value="0.640937">
                <text:p>0.6409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262144">
                <text:p>-0.262144</text:p>
              </table:table-cell>
              <table:table-cell office:value-type="float" office:value="0.586983">
                <text:p>0.5869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318018">
                <text:p>-0.318018</text:p>
              </table:table-cell>
              <table:table-cell office:value-type="float" office:value="0.536642">
                <text:p>0.5366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372528">
                <text:p>-0.372528</text:p>
              </table:table-cell>
              <table:table-cell office:value-type="float" office:value="0.487108">
                <text:p>0.4871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427038">
                <text:p>-0.427038</text:p>
              </table:table-cell>
              <table:table-cell office:value-type="float" office:value="0.435966">
                <text:p>0.435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482911">
                <text:p>-0.482911</text:p>
              </table:table-cell>
              <table:table-cell office:value-type="float" office:value="0.385962">
                <text:p>0.3859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536059">
                <text:p>-0.536059</text:p>
              </table:table-cell>
              <table:table-cell office:value-type="float" office:value="0.335051">
                <text:p>0.3350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89206">
                <text:p>-0.589206</text:p>
              </table:table-cell>
              <table:table-cell office:value-type="float" office:value="0.285488">
                <text:p>0.2854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642354">
                <text:p>-0.642354</text:p>
              </table:table-cell>
              <table:table-cell office:value-type="float" office:value="0.23739">
                <text:p>0.237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695502">
                <text:p>-0.695502</text:p>
              </table:table-cell>
              <table:table-cell office:value-type="float" office:value="0.188798">
                <text:p>0.1887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748649">
                <text:p>-0.748649</text:p>
              </table:table-cell>
              <table:table-cell office:value-type="float" office:value="0.140049">
                <text:p>0.1400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801797">
                <text:p>-0.801797</text:p>
              </table:table-cell>
              <table:table-cell office:value-type="float" office:value="0.091311">
                <text:p>0.0913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854944">
                <text:p>-0.854944</text:p>
              </table:table-cell>
              <table:table-cell office:value-type="float" office:value="0.043245">
                <text:p>0.0432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10817">
                <text:p>-0.910817</text:p>
              </table:table-cell>
              <table:table-cell office:value-type="float" office:value="-0.005875">
                <text:p>-0.005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63965">
                <text:p>-0.963965</text:p>
              </table:table-cell>
              <table:table-cell office:value-type="float" office:value="-0.053435">
                <text:p>-0.053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017112">
                <text:p>-1.017112</text:p>
              </table:table-cell>
              <table:table-cell office:value-type="float" office:value="-0.103347">
                <text:p>-0.1033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07026">
                <text:p>-1.07026</text:p>
              </table:table-cell>
              <table:table-cell office:value-type="float" office:value="-0.151575">
                <text:p>-0.1515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123408">
                <text:p>-1.123408</text:p>
              </table:table-cell>
              <table:table-cell office:value-type="float" office:value="-0.200432">
                <text:p>-0.2004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176555">
                <text:p>-1.176555</text:p>
              </table:table-cell>
              <table:table-cell office:value-type="float" office:value="-0.249394">
                <text:p>-0.2493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229703">
                <text:p>-1.229703</text:p>
              </table:table-cell>
              <table:table-cell office:value-type="float" office:value="-0.2991">
                <text:p>-0.2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28285">
                <text:p>-1.28285</text:p>
              </table:table-cell>
              <table:table-cell office:value-type="float" office:value="-0.34835">
                <text:p>-0.34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335998">
                <text:p>-1.335998</text:p>
              </table:table-cell>
              <table:table-cell office:value-type="float" office:value="-0.397421">
                <text:p>-0.3974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390508">
                <text:p>-1.390508</text:p>
              </table:table-cell>
              <table:table-cell office:value-type="float" office:value="-0.446349">
                <text:p>-0.4463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442293">
                <text:p>-1.442293</text:p>
              </table:table-cell>
              <table:table-cell office:value-type="float" office:value="-0.495893">
                <text:p>-0.4958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495441">
                <text:p>-1.495441</text:p>
              </table:table-cell>
              <table:table-cell office:value-type="float" office:value="-0.545904">
                <text:p>-0.5459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548588">
                <text:p>-1.548588</text:p>
              </table:table-cell>
              <table:table-cell office:value-type="float" office:value="-0.596341">
                <text:p>-0.5963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603099">
                <text:p>-1.603099</text:p>
              </table:table-cell>
              <table:table-cell office:value-type="float" office:value="-0.645868">
                <text:p>-0.6458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657609">
                <text:p>-1.657609</text:p>
              </table:table-cell>
              <table:table-cell office:value-type="float" office:value="-0.696394">
                <text:p>-0.696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712119">
                <text:p>-1.712119</text:p>
              </table:table-cell>
              <table:table-cell office:value-type="float" office:value="-0.746022">
                <text:p>-0.7460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76663">
                <text:p>-1.76663</text:p>
              </table:table-cell>
              <table:table-cell office:value-type="float" office:value="-0.797416">
                <text:p>-0.7974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18414">
                <text:p>-1.818414</text:p>
              </table:table-cell>
              <table:table-cell office:value-type="float" office:value="-0.848263">
                <text:p>-0.8482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871562">
                <text:p>-1.871562</text:p>
              </table:table-cell>
              <table:table-cell office:value-type="float" office:value="-0.899373">
                <text:p>-0.8993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92471">
                <text:p>-1.92471</text:p>
              </table:table-cell>
              <table:table-cell office:value-type="float" office:value="-0.949001">
                <text:p>-0.949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97922">
                <text:p>-1.97922</text:p>
              </table:table-cell>
              <table:table-cell office:value-type="float" office:value="-0.999042">
                <text:p>-0.9990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03373">
                <text:p>-2.03373</text:p>
              </table:table-cell>
              <table:table-cell office:value-type="float" office:value="-1.048244">
                <text:p>-1.0482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086878">
                <text:p>-2.086878</text:p>
              </table:table-cell>
              <table:table-cell office:value-type="float" office:value="-1.097496">
                <text:p>-1.0974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140025">
                <text:p>-2.140025</text:p>
              </table:table-cell>
              <table:table-cell office:value-type="float" office:value="-1.147117">
                <text:p>-1.1471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.19181">
                <text:p>-2.19181</text:p>
              </table:table-cell>
              <table:table-cell office:value-type="float" office:value="-1.195726">
                <text:p>-1.1957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242232">
                <text:p>-2.242232</text:p>
              </table:table-cell>
              <table:table-cell office:value-type="float" office:value="-1.245614">
                <text:p>-1.2456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29538">
                <text:p>-2.29538</text:p>
              </table:table-cell>
              <table:table-cell office:value-type="float" office:value="-1.293619">
                <text:p>-1.2936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345802">
                <text:p>-2.345802</text:p>
              </table:table-cell>
              <table:table-cell office:value-type="float" office:value="-1.341925">
                <text:p>-1.3419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.398949">
                <text:p>-2.398949</text:p>
              </table:table-cell>
              <table:table-cell office:value-type="float" office:value="-1.39054">
                <text:p>-1.390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.452097">
                <text:p>-2.452097</text:p>
              </table:table-cell>
              <table:table-cell office:value-type="float" office:value="-1.43939">
                <text:p>-1.439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.506607">
                <text:p>-2.506607</text:p>
              </table:table-cell>
              <table:table-cell office:value-type="float" office:value="-1.489678">
                <text:p>-1.4896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559755">
                <text:p>-2.559755</text:p>
              </table:table-cell>
              <table:table-cell office:value-type="float" office:value="-1.539306">
                <text:p>-1.5393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615628">
                <text:p>-2.615628</text:p>
              </table:table-cell>
              <table:table-cell office:value-type="float" office:value="-1.589236">
                <text:p>-1.5892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.668775">
                <text:p>-2.668775</text:p>
              </table:table-cell>
              <table:table-cell office:value-type="float" office:value="-1.639736">
                <text:p>-1.6397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723286">
                <text:p>-2.723286</text:p>
              </table:table-cell>
              <table:table-cell office:value-type="float" office:value="-1.689798">
                <text:p>-1.6897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777796">
                <text:p>-2.777796</text:p>
              </table:table-cell>
              <table:table-cell office:value-type="float" office:value="-1.739677">
                <text:p>-1.7396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832306">
                <text:p>-2.832306</text:p>
              </table:table-cell>
              <table:table-cell office:value-type="float" office:value="-1.789059">
                <text:p>-1.7890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884091">
                <text:p>-2.884091</text:p>
              </table:table-cell>
              <table:table-cell office:value-type="float" office:value="-1.839913">
                <text:p>-1.8399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937239">
                <text:p>-2.937239</text:p>
              </table:table-cell>
              <table:table-cell office:value-type="float" office:value="-1.889145">
                <text:p>-1.8891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989023">
                <text:p>-2.989023</text:p>
              </table:table-cell>
              <table:table-cell office:value-type="float" office:value="-1.9386">
                <text:p>-1.93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042171">
                <text:p>-3.042171</text:p>
              </table:table-cell>
              <table:table-cell office:value-type="float" office:value="-1.989071">
                <text:p>-1.9890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.096681">
                <text:p>-3.096681</text:p>
              </table:table-cell>
              <table:table-cell office:value-type="float" office:value="-2.038001">
                <text:p>-2.038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134719">
                <text:p>3.134719</text:p>
              </table:table-cell>
              <table:table-cell office:value-type="float" office:value="-2.088197">
                <text:p>-2.0881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81572">
                <text:p>3.081572</text:p>
              </table:table-cell>
              <table:table-cell office:value-type="float" office:value="-2.139282">
                <text:p>-2.1392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027061">
                <text:p>3.027061</text:p>
              </table:table-cell>
              <table:table-cell office:value-type="float" office:value="-2.189897">
                <text:p>-2.1898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72551">
                <text:p>2.972551</text:p>
              </table:table-cell>
              <table:table-cell office:value-type="float" office:value="-2.241137">
                <text:p>-2.2411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19403">
                <text:p>2.919403</text:p>
              </table:table-cell>
              <table:table-cell office:value-type="float" office:value="-2.292907">
                <text:p>-2.2929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6353">
                <text:p>2.86353</text:p>
              </table:table-cell>
              <table:table-cell office:value-type="float" office:value="-2.343856">
                <text:p>-2.3438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10383">
                <text:p>2.810383</text:p>
              </table:table-cell>
              <table:table-cell office:value-type="float" office:value="-2.394004">
                <text:p>-2.3940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755872">
                <text:p>2.755872</text:p>
              </table:table-cell>
              <table:table-cell office:value-type="float" office:value="-2.444985">
                <text:p>-2.4449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701362">
                <text:p>2.701362</text:p>
              </table:table-cell>
              <table:table-cell office:value-type="float" office:value="-2.495666">
                <text:p>-2.4956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646852">
                <text:p>2.646852</text:p>
              </table:table-cell>
              <table:table-cell office:value-type="float" office:value="-2.547326">
                <text:p>-2.5473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593704">
                <text:p>2.593704</text:p>
              </table:table-cell>
              <table:table-cell office:value-type="float" office:value="-2.597983">
                <text:p>-2.5979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40556">
                <text:p>2.540556</text:p>
              </table:table-cell>
              <table:table-cell office:value-type="float" office:value="-2.64815">
                <text:p>-2.64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487409">
                <text:p>2.487409</text:p>
              </table:table-cell>
              <table:table-cell office:value-type="float" office:value="-2.69855">
                <text:p>-2.698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435624">
                <text:p>2.435624</text:p>
              </table:table-cell>
              <table:table-cell office:value-type="float" office:value="-2.748534">
                <text:p>-2.7485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382477">
                <text:p>2.382477</text:p>
              </table:table-cell>
              <table:table-cell office:value-type="float" office:value="-2.799634">
                <text:p>-2.7996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329329">
                <text:p>2.329329</text:p>
              </table:table-cell>
              <table:table-cell office:value-type="float" office:value="-2.848916">
                <text:p>-2.8489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77544">
                <text:p>2.277544</text:p>
              </table:table-cell>
              <table:table-cell office:value-type="float" office:value="-2.899026">
                <text:p>-2.8990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223034">
                <text:p>2.223034</text:p>
              </table:table-cell>
              <table:table-cell office:value-type="float" office:value="-2.948017">
                <text:p>-2.9480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68524">
                <text:p>2.168524</text:p>
              </table:table-cell>
              <table:table-cell office:value-type="float" office:value="-2.997691">
                <text:p>-2.9976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115376">
                <text:p>2.115376</text:p>
              </table:table-cell>
              <table:table-cell office:value-type="float" office:value="-3.047711">
                <text:p>-3.0477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60866">
                <text:p>2.060866</text:p>
              </table:table-cell>
              <table:table-cell office:value-type="float" office:value="-3.097368">
                <text:p>-3.0973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07718">
                <text:p>2.007718</text:p>
              </table:table-cell>
              <table:table-cell office:value-type="float" office:value="3.135412">
                <text:p>3.1354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954571">
                <text:p>1.954571</text:p>
              </table:table-cell>
              <table:table-cell office:value-type="float" office:value="3.085435">
                <text:p>3.0854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90006">
                <text:p>1.90006</text:p>
              </table:table-cell>
              <table:table-cell office:value-type="float" office:value="3.035729">
                <text:p>3.0357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846913">
                <text:p>1.846913</text:p>
              </table:table-cell>
              <table:table-cell office:value-type="float" office:value="2.986739">
                <text:p>2.9867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795128">
                <text:p>1.795128</text:p>
              </table:table-cell>
              <table:table-cell office:value-type="float" office:value="2.937544">
                <text:p>2.9375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74198">
                <text:p>1.74198</text:p>
              </table:table-cell>
              <table:table-cell office:value-type="float" office:value="2.889783">
                <text:p>2.8897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88833">
                <text:p>1.688833</text:p>
              </table:table-cell>
              <table:table-cell office:value-type="float" office:value="2.842694">
                <text:p>2.8426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35685">
                <text:p>1.635685</text:p>
              </table:table-cell>
              <table:table-cell office:value-type="float" office:value="2.796041">
                <text:p>2.7960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82538">
                <text:p>1.582538</text:p>
              </table:table-cell>
              <table:table-cell office:value-type="float" office:value="2.749333">
                <text:p>2.749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30753">
                <text:p>1.530753</text:p>
              </table:table-cell>
              <table:table-cell office:value-type="float" office:value="2.703838">
                <text:p>2.7038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80331">
                <text:p>1.480331</text:p>
              </table:table-cell>
              <table:table-cell office:value-type="float" office:value="2.655085">
                <text:p>2.6550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27183">
                <text:p>1.427183</text:p>
              </table:table-cell>
              <table:table-cell office:value-type="float" office:value="2.607597">
                <text:p>2.6075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74035">
                <text:p>1.374035</text:p>
              </table:table-cell>
              <table:table-cell office:value-type="float" office:value="2.56004">
                <text:p>2.560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23613">
                <text:p>1.323613</text:p>
              </table:table-cell>
              <table:table-cell office:value-type="float" office:value="2.512905">
                <text:p>2.5129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73191">
                <text:p>1.273191</text:p>
              </table:table-cell>
              <table:table-cell office:value-type="float" office:value="2.464848">
                <text:p>2.4648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20044">
                <text:p>1.220044</text:p>
              </table:table-cell>
              <table:table-cell office:value-type="float" office:value="2.417077">
                <text:p>2.4170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68259">
                <text:p>1.168259</text:p>
              </table:table-cell>
              <table:table-cell office:value-type="float" office:value="2.36828">
                <text:p>2.368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13749">
                <text:p>1.113749</text:p>
              </table:table-cell>
              <table:table-cell office:value-type="float" office:value="2.319439">
                <text:p>2.3194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60601">
                <text:p>1.060601</text:p>
              </table:table-cell>
              <table:table-cell office:value-type="float" office:value="2.269403">
                <text:p>2.2694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06091">
                <text:p>1.006091</text:p>
              </table:table-cell>
              <table:table-cell office:value-type="float" office:value="2.219295">
                <text:p>2.2192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50218">
                <text:p>0.950218</text:p>
              </table:table-cell>
              <table:table-cell office:value-type="float" office:value="2.167944">
                <text:p>2.1679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95707">
                <text:p>0.895707</text:p>
              </table:table-cell>
              <table:table-cell office:value-type="float" office:value="2.115928">
                <text:p>2.1159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4256">
                <text:p>0.84256</text:p>
              </table:table-cell>
              <table:table-cell office:value-type="float" office:value="2.064396">
                <text:p>2.0643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89412">
                <text:p>0.789412</text:p>
              </table:table-cell>
              <table:table-cell office:value-type="float" office:value="2.01387">
                <text:p>2.013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36264">
                <text:p>0.736264</text:p>
              </table:table-cell>
              <table:table-cell office:value-type="float" office:value="1.963563">
                <text:p>1.9635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81754">
                <text:p>0.681754</text:p>
              </table:table-cell>
              <table:table-cell office:value-type="float" office:value="1.912767">
                <text:p>1.9127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27244">
                <text:p>0.627244</text:p>
              </table:table-cell>
              <table:table-cell office:value-type="float" office:value="1.862507">
                <text:p>1.8625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74096">
                <text:p>0.574096</text:p>
              </table:table-cell>
              <table:table-cell office:value-type="float" office:value="1.812176">
                <text:p>1.8121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22311">
                <text:p>0.522311</text:p>
              </table:table-cell>
              <table:table-cell office:value-type="float" office:value="1.761956">
                <text:p>1.7619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67801">
                <text:p>0.467801</text:p>
              </table:table-cell>
              <table:table-cell office:value-type="float" office:value="1.711456">
                <text:p>1.7114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13291">
                <text:p>0.413291</text:p>
              </table:table-cell>
              <table:table-cell office:value-type="float" office:value="1.661412">
                <text:p>1.6614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61506">
                <text:p>0.361506</text:p>
              </table:table-cell>
              <table:table-cell office:value-type="float" office:value="1.610219">
                <text:p>1.6102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06996">
                <text:p>0.306996</text:p>
              </table:table-cell>
              <table:table-cell office:value-type="float" office:value="1.560404">
                <text:p>1.5604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51122">
                <text:p>0.251122</text:p>
              </table:table-cell>
              <table:table-cell office:value-type="float" office:value="1.510933">
                <text:p>1.5109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6612">
                <text:p>0.196612</text:p>
              </table:table-cell>
              <table:table-cell office:value-type="float" office:value="1.461679">
                <text:p>1.4616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42102">
                <text:p>0.142102</text:p>
              </table:table-cell>
              <table:table-cell office:value-type="float" office:value="1.41193">
                <text:p>1.411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88954">
                <text:p>0.088954</text:p>
              </table:table-cell>
              <table:table-cell office:value-type="float" office:value="1.361186">
                <text:p>1.3611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4444">
                <text:p>0.034444</text:p>
              </table:table-cell>
              <table:table-cell office:value-type="float" office:value="1.311768">
                <text:p>1.3117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20067">
                <text:p>-0.020067</text:p>
              </table:table-cell>
              <table:table-cell office:value-type="float" office:value="1.262454">
                <text:p>1.2624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73214">
                <text:p>-0.073214</text:p>
              </table:table-cell>
              <table:table-cell office:value-type="float" office:value="1.212683">
                <text:p>1.2126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24999">
                <text:p>-0.124999</text:p>
              </table:table-cell>
              <table:table-cell office:value-type="float" office:value="1.163555">
                <text:p>1.1635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78147">
                <text:p>-0.178147</text:p>
              </table:table-cell>
              <table:table-cell office:value-type="float" office:value="1.114364">
                <text:p>1.114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31294">
                <text:p>-0.231294</text:p>
              </table:table-cell>
              <table:table-cell office:value-type="float" office:value="1.065007">
                <text:p>1.0650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84442">
                <text:p>-0.284442</text:p>
              </table:table-cell>
              <table:table-cell office:value-type="float" office:value="1.0155">
                <text:p>1.01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338952">
                <text:p>-0.338952</text:p>
              </table:table-cell>
              <table:table-cell office:value-type="float" office:value="0.966632">
                <text:p>0.9666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3921">
                <text:p>-0.3921</text:p>
              </table:table-cell>
              <table:table-cell office:value-type="float" office:value="0.91612">
                <text:p>0.916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443884">
                <text:p>-0.443884</text:p>
              </table:table-cell>
              <table:table-cell office:value-type="float" office:value="0.866788">
                <text:p>0.8667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497032">
                <text:p>-0.497032</text:p>
              </table:table-cell>
              <table:table-cell office:value-type="float" office:value="0.815737">
                <text:p>0.8157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551542">
                <text:p>-0.551542</text:p>
              </table:table-cell>
              <table:table-cell office:value-type="float" office:value="0.765637">
                <text:p>0.7656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606053">
                <text:p>-0.606053</text:p>
              </table:table-cell>
              <table:table-cell office:value-type="float" office:value="0.716245">
                <text:p>0.7162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661926">
                <text:p>-0.661926</text:p>
              </table:table-cell>
              <table:table-cell office:value-type="float" office:value="0.66543">
                <text:p>0.665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716436">
                <text:p>-0.716436</text:p>
              </table:table-cell>
              <table:table-cell office:value-type="float" office:value="0.614916">
                <text:p>0.6149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768221">
                <text:p>-0.768221</text:p>
              </table:table-cell>
              <table:table-cell office:value-type="float" office:value="0.563529">
                <text:p>0.5635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821369">
                <text:p>-0.821369</text:p>
              </table:table-cell>
              <table:table-cell office:value-type="float" office:value="0.512806">
                <text:p>0.5128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871791">
                <text:p>-0.871791</text:p>
              </table:table-cell>
              <table:table-cell office:value-type="float" office:value="0.465689">
                <text:p>0.4656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92085">
                <text:p>-0.92085</text:p>
              </table:table-cell>
              <table:table-cell office:value-type="float" office:value="0.424427">
                <text:p>0.4244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968547">
                <text:p>-0.968547</text:p>
              </table:table-cell>
              <table:table-cell office:value-type="float" office:value="0.381917">
                <text:p>0.3819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018969">
                <text:p>-1.018969</text:p>
              </table:table-cell>
              <table:table-cell office:value-type="float" office:value="0.338093">
                <text:p>0.3380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069391">
                <text:p>-1.069391</text:p>
              </table:table-cell>
              <table:table-cell office:value-type="float" office:value="0.294905">
                <text:p>0.2949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121176">
                <text:p>-1.121176</text:p>
              </table:table-cell>
              <table:table-cell office:value-type="float" office:value="0.247797">
                <text:p>0.2477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174323">
                <text:p>-1.174323</text:p>
              </table:table-cell>
              <table:table-cell office:value-type="float" office:value="0.19913">
                <text:p>0.199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228833">
                <text:p>-1.228833</text:p>
              </table:table-cell>
              <table:table-cell office:value-type="float" office:value="0.149399">
                <text:p>0.1493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283344">
                <text:p>-1.283344</text:p>
              </table:table-cell>
              <table:table-cell office:value-type="float" office:value="0.099254">
                <text:p>0.0992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339217">
                <text:p>-1.339217</text:p>
              </table:table-cell>
              <table:table-cell office:value-type="float" office:value="0.047101">
                <text:p>0.0471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393727">
                <text:p>-1.393727</text:p>
              </table:table-cell>
              <table:table-cell office:value-type="float" office:value="-0.006718">
                <text:p>-0.0067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446875">
                <text:p>-1.446875</text:p>
              </table:table-cell>
              <table:table-cell office:value-type="float" office:value="-0.058841">
                <text:p>-0.0588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500022">
                <text:p>-1.500022</text:p>
              </table:table-cell>
              <table:table-cell office:value-type="float" office:value="-0.11253">
                <text:p>-0.112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554533">
                <text:p>-1.554533</text:p>
              </table:table-cell>
              <table:table-cell office:value-type="float" office:value="-0.165611">
                <text:p>-0.1656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609043">
                <text:p>-1.609043</text:p>
              </table:table-cell>
              <table:table-cell office:value-type="float" office:value="-0.219594">
                <text:p>-0.2195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663553">
                <text:p>-1.663553</text:p>
              </table:table-cell>
              <table:table-cell office:value-type="float" office:value="-0.272674">
                <text:p>-0.2726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718064">
                <text:p>-1.718064</text:p>
              </table:table-cell>
              <table:table-cell office:value-type="float" office:value="-0.323471">
                <text:p>-0.3234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772574">
                <text:p>-1.772574</text:p>
              </table:table-cell>
              <table:table-cell office:value-type="float" office:value="-0.37464">
                <text:p>-0.374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828447">
                <text:p>-1.828447</text:p>
              </table:table-cell>
              <table:table-cell office:value-type="float" office:value="-0.425557">
                <text:p>-0.4255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882958">
                <text:p>-1.882958</text:p>
              </table:table-cell>
              <table:table-cell office:value-type="float" office:value="-0.476073">
                <text:p>-0.4760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938831">
                <text:p>-1.938831</text:p>
              </table:table-cell>
              <table:table-cell office:value-type="float" office:value="-0.526494">
                <text:p>-0.5264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993341">
                <text:p>-1.993341</text:p>
              </table:table-cell>
              <table:table-cell office:value-type="float" office:value="-0.576175">
                <text:p>-0.5761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.047852">
                <text:p>-2.047852</text:p>
              </table:table-cell>
              <table:table-cell office:value-type="float" office:value="-0.62714">
                <text:p>-0.627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.099636">
                <text:p>-2.099636</text:p>
              </table:table-cell>
              <table:table-cell office:value-type="float" office:value="-0.676269">
                <text:p>-0.6762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.152784">
                <text:p>-2.152784</text:p>
              </table:table-cell>
              <table:table-cell office:value-type="float" office:value="-0.725443">
                <text:p>-0.7254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.204569">
                <text:p>-2.204569</text:p>
              </table:table-cell>
              <table:table-cell office:value-type="float" office:value="-0.774111">
                <text:p>-0.7741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.256353">
                <text:p>-2.256353</text:p>
              </table:table-cell>
              <table:table-cell office:value-type="float" office:value="-0.821669">
                <text:p>-0.8216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.310864">
                <text:p>-2.310864</text:p>
              </table:table-cell>
              <table:table-cell office:value-type="float" office:value="-0.86852">
                <text:p>-0.868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.365374">
                <text:p>-2.365374</text:p>
              </table:table-cell>
              <table:table-cell office:value-type="float" office:value="-0.914827">
                <text:p>-0.9148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.418522">
                <text:p>-2.418522</text:p>
              </table:table-cell>
              <table:table-cell office:value-type="float" office:value="-0.960368">
                <text:p>-0.9603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470306">
                <text:p>-2.470306</text:p>
              </table:table-cell>
              <table:table-cell office:value-type="float" office:value="-1.008515">
                <text:p>-1.0085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.522091">
                <text:p>-2.522091</text:p>
              </table:table-cell>
              <table:table-cell office:value-type="float" office:value="-1.055953">
                <text:p>-1.0559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.572513">
                <text:p>-2.572513</text:p>
              </table:table-cell>
              <table:table-cell office:value-type="float" office:value="-1.104095">
                <text:p>-1.1040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.624298">
                <text:p>-2.624298</text:p>
              </table:table-cell>
              <table:table-cell office:value-type="float" office:value="-1.153222">
                <text:p>-1.1532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.678808">
                <text:p>-2.678808</text:p>
              </table:table-cell>
              <table:table-cell office:value-type="float" office:value="-1.200408">
                <text:p>-1.2004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.730593">
                <text:p>-2.730593</text:p>
              </table:table-cell>
              <table:table-cell office:value-type="float" office:value="-1.249707">
                <text:p>-1.2497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.783741">
                <text:p>-2.783741</text:p>
              </table:table-cell>
              <table:table-cell office:value-type="float" office:value="-1.300139">
                <text:p>-1.3001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.838251">
                <text:p>-2.838251</text:p>
              </table:table-cell>
              <table:table-cell office:value-type="float" office:value="-1.350995">
                <text:p>-1.3509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.894124">
                <text:p>-2.894124</text:p>
              </table:table-cell>
              <table:table-cell office:value-type="float" office:value="-1.401218">
                <text:p>-1.4012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.948634">
                <text:p>-2.948634</text:p>
              </table:table-cell>
              <table:table-cell office:value-type="float" office:value="-1.452555">
                <text:p>-1.4525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.003145">
                <text:p>-3.003145</text:p>
              </table:table-cell>
              <table:table-cell office:value-type="float" office:value="-1.502986">
                <text:p>-1.5029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.056292">
                <text:p>-3.056292</text:p>
              </table:table-cell>
              <table:table-cell office:value-type="float" office:value="-1.553852">
                <text:p>-1.5538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10944">
                <text:p>-3.10944</text:p>
              </table:table-cell>
              <table:table-cell office:value-type="float" office:value="-1.605381">
                <text:p>-1.6053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120598">
                <text:p>3.120598</text:p>
              </table:table-cell>
              <table:table-cell office:value-type="float" office:value="-1.656225">
                <text:p>-1.6562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68813">
                <text:p>3.068813</text:p>
              </table:table-cell>
              <table:table-cell office:value-type="float" office:value="-1.70626">
                <text:p>-1.706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17028">
                <text:p>3.017028</text:p>
              </table:table-cell>
              <table:table-cell office:value-type="float" office:value="-1.756482">
                <text:p>-1.7564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63881">
                <text:p>2.963881</text:p>
              </table:table-cell>
              <table:table-cell office:value-type="float" office:value="-1.807026">
                <text:p>-1.8070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910733">
                <text:p>2.910733</text:p>
              </table:table-cell>
              <table:table-cell office:value-type="float" office:value="-1.856911">
                <text:p>-1.8569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85486">
                <text:p>2.85486</text:p>
              </table:table-cell>
              <table:table-cell office:value-type="float" office:value="-1.907344">
                <text:p>-1.9073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798987">
                <text:p>2.798987</text:p>
              </table:table-cell>
              <table:table-cell office:value-type="float" office:value="-1.956814">
                <text:p>-1.9568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743114">
                <text:p>2.743114</text:p>
              </table:table-cell>
              <table:table-cell office:value-type="float" office:value="-2.007509">
                <text:p>-2.0075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687241">
                <text:p>2.687241</text:p>
              </table:table-cell>
              <table:table-cell office:value-type="float" office:value="-2.057363">
                <text:p>-2.0573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34093">
                <text:p>2.634093</text:p>
              </table:table-cell>
              <table:table-cell office:value-type="float" office:value="-2.107217">
                <text:p>-2.1072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580945">
                <text:p>2.580945</text:p>
              </table:table-cell>
              <table:table-cell office:value-type="float" office:value="-2.156169">
                <text:p>-2.1561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529161">
                <text:p>2.529161</text:p>
              </table:table-cell>
              <table:table-cell office:value-type="float" office:value="-2.205749">
                <text:p>-2.2057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478739">
                <text:p>2.478739</text:p>
              </table:table-cell>
              <table:table-cell office:value-type="float" office:value="-2.254908">
                <text:p>-2.2549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426954">
                <text:p>2.426954</text:p>
              </table:table-cell>
              <table:table-cell office:value-type="float" office:value="-2.30295">
                <text:p>-2.302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375169">
                <text:p>2.375169</text:p>
              </table:table-cell>
              <table:table-cell office:value-type="float" office:value="-2.350527">
                <text:p>-2.350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